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2532348" officeooo:paragraph-rsid="02532348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0ab676" officeooo:paragraph-rsid="000ab676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officeooo:rsid="000ab676" officeooo:paragraph-rsid="000ab676" style:font-size-asian="17.5pt" style:font-size-complex="20pt"/>
    </style:style>
    <style:style style:name="P4" style:family="paragraph" style:parent-style-name="Standard">
      <style:text-properties fo:font-size="20pt" officeooo:rsid="000e3f38" officeooo:paragraph-rsid="000e3f38" style:font-size-asian="17.5pt" style:font-size-complex="20pt"/>
    </style:style>
    <style:style style:name="P5" style:family="paragraph" style:parent-style-name="Standard">
      <style:text-properties fo:font-size="20pt" fo:font-weight="bold" officeooo:rsid="000e3f38" officeooo:paragraph-rsid="000e3f38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16pt" fo:font-weight="normal" officeooo:rsid="000e3f38" officeooo:paragraph-rsid="000e3f38" style:font-size-asian="14pt" style:font-weight-asian="normal" style:font-size-complex="16pt" style:font-weight-complex="normal"/>
    </style:style>
    <style:style style:name="P7" style:family="paragraph" style:parent-style-name="Standard" style:list-style-name="L1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1473eb" officeooo:paragraph-rsid="001473eb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20pt" fo:font-weight="bold" officeooo:rsid="00129743" officeooo:paragraph-rsid="00129743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16pt" fo:font-weight="normal" officeooo:rsid="00129743" officeooo:paragraph-rsid="00129743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normal" officeooo:rsid="004d7a60" officeooo:paragraph-rsid="004d7a60" style:font-size-asian="18pt" style:font-weight-asian="normal" style:font-size-complex="18pt" style:font-weight-complex="normal"/>
    </style:style>
    <style:style style:name="P13" style:family="paragraph" style:parent-style-name="Standard">
      <style:text-properties fo:font-size="16pt" style:text-underline-style="none" fo:font-weight="normal" officeooo:rsid="004d7a60" officeooo:paragraph-rsid="004d7a60" style:font-size-asian="14pt" style:font-weight-asian="normal" style:font-size-complex="16pt" style:font-weight-complex="normal"/>
    </style:style>
    <style:style style:name="P14" style:family="paragraph" style:parent-style-name="Standard" style:list-style-name="L2">
      <style:text-properties fo:color="#00a933" loext:opacity="100%" fo:font-size="16pt" style:text-underline-style="none" fo:font-weight="normal" officeooo:rsid="00527407" officeooo:paragraph-rsid="00527407" style:font-size-asian="14pt" style:font-weight-asian="normal" style:font-size-complex="16pt" style:font-weight-complex="normal"/>
    </style:style>
    <style:style style:name="P15" style:family="paragraph" style:parent-style-name="Standard" style:list-style-name="L2">
      <style:text-properties fo:color="#00a933" loext:opacity="100%" fo:font-size="16pt" style:text-underline-style="none" fo:font-weight="normal" officeooo:rsid="00546545" officeooo:paragraph-rsid="00546545" style:font-size-asian="14pt" style:font-weight-asian="normal" style:font-size-complex="16pt" style:font-weight-complex="normal"/>
    </style:style>
    <style:style style:name="P16" style:family="paragraph" style:parent-style-name="Standard" style:list-style-name="L2">
      <style:text-properties fo:color="#00a933" loext:opacity="100%"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17" style:family="paragraph" style:parent-style-name="Standard" style:list-style-name="L2">
      <style:text-properties fo:color="#00a933" loext:opacity="100%" fo:font-size="16pt" style:text-underline-style="none" fo:font-weight="normal" officeooo:rsid="0229604a" officeooo:paragraph-rsid="0229604a" style:font-size-asian="14pt" style:font-weight-asian="normal" style:font-size-complex="16pt" style:font-weight-complex="normal"/>
    </style:style>
    <style:style style:name="P18" style:family="paragraph" style:parent-style-name="Standard" style:list-style-name="L2">
      <style:text-properties fo:color="#00a933" loext:opacity="100%" fo:font-size="16pt" style:text-underline-style="none" fo:font-weight="normal" officeooo:rsid="02575398" officeooo:paragraph-rsid="02575398" style:font-size-asian="14pt" style:font-weight-asian="normal" style:font-size-complex="16pt" style:font-weight-complex="normal"/>
    </style:style>
    <style:style style:name="P19" style:family="paragraph" style:parent-style-name="Standard" style:list-style-name="L2">
      <style:text-properties fo:color="#00a933" loext:opacity="100%" fo:font-size="16pt" style:text-underline-style="none" fo:font-weight="normal" officeooo:rsid="022e805c" officeooo:paragraph-rsid="025a7f43" style:font-size-asian="14pt" style:font-weight-asian="normal" style:font-size-complex="16pt" style:font-weight-complex="normal"/>
    </style:style>
    <style:style style:name="P20" style:family="paragraph" style:parent-style-name="Standard" style:list-style-name="L2">
      <style:text-properties fo:color="#00a933" loext:opacity="100%" fo:font-size="16pt" style:text-underline-style="none" fo:font-weight="normal" officeooo:rsid="0258f917" officeooo:paragraph-rsid="0258f917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22" style:family="paragraph" style:parent-style-name="Standard">
      <style:text-properties fo:font-size="18pt" style:text-underline-style="none" fo:font-weight="normal" officeooo:rsid="006226a7" officeooo:paragraph-rsid="006226a7" style:font-size-asian="18pt" style:font-weight-asian="normal" style:font-size-complex="18pt" style:font-weight-complex="normal"/>
    </style:style>
    <style:style style:name="P23" style:family="paragraph" style:parent-style-name="Standard">
      <style:text-properties fo:font-size="18pt" style:text-underline-style="none" fo:font-weight="normal" officeooo:rsid="0063b63f" officeooo:paragraph-rsid="006226a7" style:font-size-asian="18pt" style:font-weight-asian="normal" style:font-size-complex="18pt" style:font-weight-complex="normal"/>
    </style:style>
    <style:style style:name="P24" style:family="paragraph" style:parent-style-name="Standard" style:list-style-name="L3">
      <style:text-properties fo:color="#00a933" loext:opacity="100%" fo:font-size="16pt" style:text-underline-style="none" fo:font-weight="normal" officeooo:rsid="0068175d" officeooo:paragraph-rsid="0068175d" style:font-size-asian="16pt" style:font-weight-asian="normal" style:font-size-complex="16pt" style:font-weight-complex="normal"/>
    </style:style>
    <style:style style:name="P25" style:family="paragraph" style:parent-style-name="Standard" style:list-style-name="L3">
      <style:text-properties fo:color="#00a933" loext:opacity="100%" fo:font-size="16pt" style:text-underline-style="none" fo:font-weight="normal" officeooo:rsid="0271f243" officeooo:paragraph-rsid="0271f243" style:font-size-asian="16pt" style:font-weight-asian="normal" style:font-size-complex="16pt" style:font-weight-complex="normal"/>
    </style:style>
    <style:style style:name="P26" style:family="paragraph" style:parent-style-name="Standard" style:list-style-name="L3">
      <style:text-properties fo:color="#00a933" loext:opacity="100%" fo:font-size="16pt" style:text-underline-style="none" fo:font-weight="normal" officeooo:rsid="02721d91" officeooo:paragraph-rsid="02721d91" style:font-size-asian="16pt" style:font-weight-asian="normal" style:font-size-complex="16pt" style:font-weight-complex="normal"/>
    </style:style>
    <style:style style:name="P27" style:family="paragraph" style:parent-style-name="Standard" style:list-style-name="L3">
      <style:text-properties fo:color="#00a933" loext:opacity="100%" fo:font-size="16pt" style:text-underline-style="none" fo:font-weight="normal" officeooo:rsid="0273ed2d" officeooo:paragraph-rsid="0273ed2d" style:font-size-asian="16pt" style:font-weight-asian="normal" style:font-size-complex="16pt" style:font-weight-complex="normal"/>
    </style:style>
    <style:style style:name="P28" style:family="paragraph" style:parent-style-name="Standard">
      <style:text-properties fo:font-size="18pt" style:text-underline-style="none" fo:font-weight="normal" officeooo:rsid="00682ead" officeooo:paragraph-rsid="00682ead" style:font-size-asian="18pt" style:font-weight-asian="normal" style:font-size-complex="18pt" style:font-weight-complex="normal"/>
    </style:style>
    <style:style style:name="P29" style:family="paragraph" style:parent-style-name="Standard">
      <style:text-properties fo:font-size="18pt" style:text-underline-style="none" fo:font-weight="normal" officeooo:rsid="0068a752" officeooo:paragraph-rsid="0068a752" style:font-size-asian="18pt" style:font-weight-asian="normal" style:font-size-complex="18pt" style:font-weight-complex="normal"/>
    </style:style>
    <style:style style:name="P30" style:family="paragraph" style:parent-style-name="Standard">
      <style:text-properties fo:font-size="16pt" style:text-underline-style="none" fo:font-weight="normal" officeooo:rsid="0068a752" officeooo:paragraph-rsid="0068a752" style:font-size-asian="14pt" style:font-weight-asian="normal" style:font-size-complex="16pt" style:font-weight-complex="normal"/>
    </style:style>
    <style:style style:name="P31" style:family="paragraph" style:parent-style-name="Standard" style:list-style-name="L4">
      <style:text-properties fo:color="#00a933" loext:opacity="100%" fo:font-size="16pt" style:text-underline-style="none" fo:font-weight="normal" officeooo:rsid="0074715b" officeooo:paragraph-rsid="0074715b" style:font-size-asian="14pt" style:font-weight-asian="normal" style:font-size-complex="16pt" style:font-weight-complex="normal"/>
    </style:style>
    <style:style style:name="P32" style:family="paragraph" style:parent-style-name="Standard" style:list-style-name="L4">
      <style:text-properties fo:color="#00a933" loext:opacity="100%"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3" style:family="paragraph" style:parent-style-name="Standard" style:list-style-name="L4">
      <style:text-properties fo:color="#00a933" loext:opacity="100%" fo:font-size="16pt" style:text-underline-style="none" fo:font-weight="normal" officeooo:rsid="026553ea" officeooo:paragraph-rsid="026553ea" style:font-size-asian="14pt" style:font-weight-asian="normal" style:font-size-complex="16pt" style:font-weight-complex="normal"/>
    </style:style>
    <style:style style:name="P34" style:family="paragraph" style:parent-style-name="Standard" style:list-style-name="L4">
      <style:text-properties fo:color="#00a933" loext:opacity="100%" fo:font-size="16pt" style:text-underline-style="none" fo:font-weight="normal" officeooo:rsid="02302832" officeooo:paragraph-rsid="02302832" style:font-size-asian="14pt" style:font-weight-asian="normal" style:font-size-complex="16pt" style:font-weight-complex="normal"/>
    </style:style>
    <style:style style:name="P35" style:family="paragraph" style:parent-style-name="Standard" style:list-style-name="L4">
      <style:text-properties fo:color="#00a933" loext:opacity="100%" fo:font-size="16pt" style:text-underline-style="none" fo:font-weight="normal" officeooo:rsid="02665770" officeooo:paragraph-rsid="02665770" style:font-size-asian="14pt" style:font-weight-asian="normal" style:font-size-complex="16pt" style:font-weight-complex="normal"/>
    </style:style>
    <style:style style:name="P36" style:family="paragraph" style:parent-style-name="Standard" style:list-style-name="L4">
      <style:text-properties fo:color="#00a933" loext:opacity="100%" fo:font-size="16pt" style:text-underline-style="none" fo:font-weight="normal" officeooo:rsid="026746c9" officeooo:paragraph-rsid="026746c9" style:font-size-asian="14pt" style:font-weight-asian="normal" style:font-size-complex="16pt" style:font-weight-complex="normal"/>
    </style:style>
    <style:style style:name="P37" style:family="paragraph" style:parent-style-name="Standard">
      <style:text-properties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8" style:family="paragraph" style:parent-style-name="Standard">
      <style:text-properties fo:font-size="18pt" style:text-underline-style="none" fo:font-weight="normal" officeooo:rsid="007872dc" officeooo:paragraph-rsid="007872dc" style:font-size-asian="18pt" style:font-weight-asian="normal" style:font-size-complex="18pt" style:font-weight-complex="normal"/>
    </style:style>
    <style:style style:name="P39" style:family="paragraph" style:parent-style-name="Standard">
      <style:text-properties fo:font-size="16pt" style:text-underline-style="none" fo:font-weight="normal" officeooo:rsid="0079c660" officeooo:paragraph-rsid="007872dc" style:font-size-asian="14pt" style:font-weight-asian="normal" style:font-size-complex="16pt" style:font-weight-complex="normal"/>
    </style:style>
    <style:style style:name="P40" style:family="paragraph" style:parent-style-name="Standard" style:list-style-name="L5">
      <style:text-properties fo:color="#00a933" loext:opacity="100%" fo:font-size="16pt" style:text-underline-style="none" fo:font-weight="normal" officeooo:rsid="007d4d81" officeooo:paragraph-rsid="007d4d81" style:font-size-asian="14pt" style:font-weight-asian="normal" style:font-size-complex="16pt" style:font-weight-complex="normal"/>
    </style:style>
    <style:style style:name="P41" style:family="paragraph" style:parent-style-name="Standard" style:list-style-name="L5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42" style:family="paragraph" style:parent-style-name="Standard" style:list-style-name="L5">
      <style:text-properties fo:font-size="16pt" style:text-underline-style="none" fo:font-weight="normal" officeooo:rsid="02872d46" officeooo:paragraph-rsid="02872d46" style:font-size-asian="14pt" style:font-weight-asian="normal" style:font-size-complex="16pt" style:font-weight-complex="normal"/>
    </style:style>
    <style:style style:name="P43" style:family="paragraph" style:parent-style-name="Standard" style:list-style-name="L5">
      <style:text-properties fo:font-size="16pt" style:text-underline-style="none" fo:font-weight="normal" officeooo:rsid="02888ee7" officeooo:paragraph-rsid="02888ee7" style:font-size-asian="14pt" style:font-weight-asian="normal" style:font-size-complex="16pt" style:font-weight-complex="normal"/>
    </style:style>
    <style:style style:name="P44" style:family="paragraph" style:parent-style-name="Standard" style:list-style-name="L5">
      <style:text-properties fo:color="#00a933" loext:opacity="100%" fo:font-size="16pt" style:text-underline-style="none" fo:font-weight="normal" officeooo:rsid="028ac977" officeooo:paragraph-rsid="028ac977" style:font-size-asian="14pt" style:font-weight-asian="normal" style:font-size-complex="16pt" style:font-weight-complex="normal"/>
    </style:style>
    <style:style style:name="P45" style:family="paragraph" style:parent-style-name="Standard" style:list-style-name="L5">
      <style:text-properties fo:color="#00a933" loext:opacity="100%" fo:font-size="16pt" style:text-underline-style="none" fo:font-weight="normal" officeooo:rsid="028ac977" officeooo:paragraph-rsid="028bfab3" style:font-size-asian="14pt" style:font-weight-asian="normal" style:font-size-complex="16pt" style:font-weight-complex="normal"/>
    </style:style>
    <style:style style:name="P46" style:family="paragraph" style:parent-style-name="Standard" style:list-style-name="L5">
      <style:text-properties fo:color="#00a933" loext:opacity="100%" fo:font-size="16pt" style:text-underline-style="none" fo:font-weight="normal" officeooo:rsid="028ac977" officeooo:paragraph-rsid="028e0ecb" style:font-size-asian="14pt" style:font-weight-asian="normal" style:font-size-complex="16pt" style:font-weight-complex="normal"/>
    </style:style>
    <style:style style:name="P47" style:family="paragraph" style:parent-style-name="Standard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48" style:family="paragraph" style:parent-style-name="Standard">
      <style:text-properties fo:font-size="18pt" style:text-underline-style="none" fo:font-weight="normal" officeooo:rsid="0080a4f6" officeooo:paragraph-rsid="0080a4f6" style:font-size-asian="18pt" style:font-weight-asian="normal" style:font-size-complex="18pt" style:font-weight-complex="normal"/>
    </style:style>
    <style:style style:name="P49" style:family="paragraph" style:parent-style-name="Standard">
      <style:text-properties fo:font-size="16pt" style:text-underline-style="none" fo:font-weight="normal" officeooo:rsid="00818030" officeooo:paragraph-rsid="0080a4f6" style:font-size-asian="14pt" style:font-weight-asian="normal" style:font-size-complex="16pt" style:font-weight-complex="normal"/>
    </style:style>
    <style:style style:name="P50" style:family="paragraph" style:parent-style-name="Standard" style:list-style-name="L6">
      <style:text-properties fo:font-size="16pt" style:text-underline-style="none" fo:font-weight="normal" officeooo:rsid="00872308" officeooo:paragraph-rsid="00872308" style:font-size-asian="14pt" style:font-weight-asian="normal" style:font-size-complex="16pt" style:font-weight-complex="normal"/>
    </style:style>
    <style:style style:name="P51" style:family="paragraph" style:parent-style-name="Standard" style:list-style-name="L6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52" style:family="paragraph" style:parent-style-name="Standard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53" style:family="paragraph" style:parent-style-name="Standard">
      <style:text-properties fo:font-size="18pt" style:text-underline-style="none" fo:font-weight="normal" officeooo:rsid="008a3457" officeooo:paragraph-rsid="008a3457" style:font-size-asian="18pt" style:font-weight-asian="normal" style:font-size-complex="18pt" style:font-weight-complex="normal"/>
    </style:style>
    <style:style style:name="P54" style:family="paragraph" style:parent-style-name="Standard">
      <style:text-properties fo:font-size="16pt" style:text-underline-style="none" fo:font-weight="normal" officeooo:rsid="008a3457" officeooo:paragraph-rsid="008a3457" style:font-size-asian="14pt" style:font-weight-asian="normal" style:font-size-complex="16pt" style:font-weight-complex="normal"/>
    </style:style>
    <style:style style:name="P55" style:family="paragraph" style:parent-style-name="Standard" style:list-style-name="L7">
      <style:text-properties fo:font-size="16pt" style:text-underline-style="none" fo:font-weight="normal" officeooo:rsid="008d3fe6" officeooo:paragraph-rsid="008d3fe6" style:font-size-asian="14pt" style:font-weight-asian="normal" style:font-size-complex="16pt" style:font-weight-complex="normal"/>
    </style:style>
    <style:style style:name="P56" style:family="paragraph" style:parent-style-name="Standard" style:list-style-name="L7">
      <style:text-properties fo:font-size="16pt" style:text-underline-style="none" fo:font-weight="normal" officeooo:rsid="008e2c3e" officeooo:paragraph-rsid="008e2c3e" style:font-size-asian="14pt" style:font-weight-asian="normal" style:font-size-complex="16pt" style:font-weight-complex="normal"/>
    </style:style>
    <style:style style:name="P57" style:family="paragraph" style:parent-style-name="Standard" style:list-style-name="L7">
      <style:text-properties fo:font-size="16pt" style:text-underline-style="none" fo:font-weight="normal" officeooo:rsid="023d30f6" officeooo:paragraph-rsid="023d30f6" style:font-size-asian="14pt" style:font-weight-asian="normal" style:font-size-complex="16pt" style:font-weight-complex="normal"/>
    </style:style>
    <style:style style:name="P58" style:family="paragraph" style:parent-style-name="Standard" style:list-style-name="L7">
      <style:text-properties fo:font-size="16pt" style:text-underline-style="none" fo:font-weight="normal" officeooo:rsid="023ef60d" officeooo:paragraph-rsid="023ef60d" style:font-size-asian="14pt" style:font-weight-asian="normal" style:font-size-complex="16pt" style:font-weight-complex="normal"/>
    </style:style>
    <style:style style:name="P59" style:family="paragraph" style:parent-style-name="Standard" style:list-style-name="L7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60" style:family="paragraph" style:parent-style-name="Standard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61" style:family="paragraph" style:parent-style-name="Standard">
      <style:text-properties fo:font-size="18pt" style:text-underline-style="none" fo:font-weight="normal" officeooo:rsid="0090d811" officeooo:paragraph-rsid="0090d811" style:font-size-asian="18pt" style:font-weight-asian="normal" style:font-size-complex="18pt" style:font-weight-complex="normal"/>
    </style:style>
    <style:style style:name="P62" style:family="paragraph" style:parent-style-name="Standard">
      <style:text-properties fo:font-size="16pt" style:text-underline-style="none" fo:font-weight="normal" officeooo:rsid="0090d811" officeooo:paragraph-rsid="0090d811" style:font-size-asian="14pt" style:font-weight-asian="normal" style:font-size-complex="16pt" style:font-weight-complex="normal"/>
    </style:style>
    <style:style style:name="P63" style:family="paragraph" style:parent-style-name="Standard" style:list-style-name="L8">
      <style:text-properties fo:font-size="16pt" style:text-underline-style="none" fo:font-weight="normal" officeooo:rsid="0095fc35" officeooo:paragraph-rsid="0095fc35" style:font-size-asian="14pt" style:font-weight-asian="normal" style:font-size-complex="16pt" style:font-weight-complex="normal"/>
    </style:style>
    <style:style style:name="P64" style:family="paragraph" style:parent-style-name="Standard" style:list-style-name="L8">
      <style:text-properties fo:font-size="16pt" style:text-underline-style="none" fo:font-weight="normal" officeooo:rsid="00973803" officeooo:paragraph-rsid="00973803" style:font-size-asian="14pt" style:font-weight-asian="normal" style:font-size-complex="16pt" style:font-weight-complex="normal"/>
    </style:style>
    <style:style style:name="P65" style:family="paragraph" style:parent-style-name="Standard" style:list-style-name="L8">
      <style:text-properties fo:font-size="16pt" style:text-underline-style="none" fo:font-weight="normal" officeooo:rsid="009823e1" officeooo:paragraph-rsid="009823e1" style:font-size-asian="14pt" style:font-weight-asian="normal" style:font-size-complex="16pt" style:font-weight-complex="normal"/>
    </style:style>
    <style:style style:name="P66" style:family="paragraph" style:parent-style-name="Standard" style:list-style-name="L8">
      <style:text-properties fo:font-size="16pt" style:text-underline-style="none" fo:font-weight="normal" officeooo:rsid="0098a030" officeooo:paragraph-rsid="0098a030" style:font-size-asian="14pt" style:font-weight-asian="normal" style:font-size-complex="16pt" style:font-weight-complex="normal"/>
    </style:style>
    <style:style style:name="P67" style:family="paragraph" style:parent-style-name="Standard" style:list-style-name="L8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68" style:family="paragraph" style:parent-style-name="Standard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69" style:family="paragraph" style:parent-style-name="Standard">
      <style:text-properties fo:font-size="18pt" style:text-underline-style="none" fo:font-weight="normal" officeooo:rsid="009b8dfe" officeooo:paragraph-rsid="009b8dfe" style:font-size-asian="18pt" style:font-weight-asian="normal" style:font-size-complex="18pt" style:font-weight-complex="normal"/>
    </style:style>
    <style:style style:name="P70" style:family="paragraph" style:parent-style-name="Standard">
      <style:text-properties fo:font-size="16pt" style:text-underline-style="none" fo:font-weight="normal" officeooo:rsid="009b8dfe" officeooo:paragraph-rsid="009b8dfe" style:font-size-asian="14pt" style:font-weight-asian="normal" style:font-size-complex="16pt" style:font-weight-complex="normal"/>
    </style:style>
    <style:style style:name="P71" style:family="paragraph" style:parent-style-name="Standard" style:list-style-name="L9">
      <style:text-properties fo:font-size="16pt" style:text-underline-style="none" fo:font-weight="normal" officeooo:rsid="009daccb" officeooo:paragraph-rsid="024dd3ce" style:font-size-asian="14pt" style:font-weight-asian="normal" style:font-size-complex="16pt" style:font-weight-complex="normal"/>
    </style:style>
    <style:style style:name="P72" style:family="paragraph" style:parent-style-name="Standard">
      <style:text-properties fo:font-size="16pt" style:text-underline-style="none" fo:font-weight="normal" officeooo:rsid="009daccb" officeooo:paragraph-rsid="009daccb" style:font-size-asian="14pt" style:font-weight-asian="normal" style:font-size-complex="16pt" style:font-weight-complex="normal"/>
    </style:style>
    <style:style style:name="P73" style:family="paragraph" style:parent-style-name="Standard">
      <style:text-properties fo:font-size="16pt" style:text-underline-style="none" fo:font-weight="normal" officeooo:rsid="00a0d8b9" officeooo:paragraph-rsid="00a0d8b9" style:font-size-asian="14pt" style:font-weight-asian="normal" style:font-size-complex="16pt" style:font-weight-complex="normal"/>
    </style:style>
    <style:style style:name="P74" style:family="paragraph" style:parent-style-name="Standard">
      <style:text-properties fo:font-size="20pt" style:text-underline-style="none" fo:font-weight="bold" officeooo:rsid="00a3e47b" officeooo:paragraph-rsid="00caee76" style:font-size-asian="20pt" style:font-weight-asian="bold" style:font-size-complex="20pt" style:font-weight-complex="bold"/>
    </style:style>
    <style:style style:name="P75" style:family="paragraph" style:parent-style-name="Standard">
      <style:text-properties fo:font-size="16pt" style:text-underline-style="none" fo:font-weight="normal" officeooo:rsid="00a82b09" officeooo:paragraph-rsid="00caee76" style:font-size-asian="14pt" style:font-weight-asian="normal" style:font-size-complex="16pt" style:font-weight-complex="normal"/>
    </style:style>
    <style:style style:name="P76" style:family="paragraph" style:parent-style-name="Standard">
      <style:text-properties fo:font-size="20pt" style:text-underline-style="none" fo:font-weight="bold" officeooo:rsid="00a3e47b" officeooo:paragraph-rsid="00ce451b" style:font-size-asian="20pt" style:font-weight-asian="bold" style:font-size-complex="20pt" style:font-weight-complex="bold"/>
    </style:style>
    <style:style style:name="P77" style:family="paragraph" style:parent-style-name="Standard">
      <style:text-properties fo:font-size="16pt" style:text-underline-style="none" fo:font-weight="normal" officeooo:rsid="00a82b09" officeooo:paragraph-rsid="00ce451b" style:font-size-asian="14pt" style:font-weight-asian="normal" style:font-size-complex="16pt" style:font-weight-complex="normal"/>
    </style:style>
    <style:style style:name="P78" style:family="paragraph" style:parent-style-name="Standard" style:list-style-name="L10">
      <style:text-properties fo:font-size="16pt" style:text-underline-style="none" fo:font-weight="normal" officeooo:rsid="0199e067" officeooo:paragraph-rsid="0199e067" style:font-size-asian="14pt" style:font-weight-asian="normal" style:font-size-complex="16pt" style:font-weight-complex="normal"/>
    </style:style>
    <style:style style:name="P79" style:family="paragraph" style:parent-style-name="Standard" style:list-style-name="L10">
      <style:text-properties fo:font-size="16pt" style:text-underline-style="none" fo:font-weight="normal" officeooo:rsid="00b6b3cc" officeooo:paragraph-rsid="019bb831" style:font-size-asian="14pt" style:font-weight-asian="normal" style:font-size-complex="16pt" style:font-weight-complex="normal"/>
    </style:style>
    <style:style style:name="P80" style:family="paragraph" style:parent-style-name="Standard" style:list-style-name="L10">
      <style:text-properties fo:font-size="16pt" style:text-underline-style="none" fo:font-weight="normal" officeooo:rsid="00b6b3cc" officeooo:paragraph-rsid="019dbc82" style:font-size-asian="14pt" style:font-weight-asian="normal" style:font-size-complex="16pt" style:font-weight-complex="normal"/>
    </style:style>
    <style:style style:name="P81" style:family="paragraph" style:parent-style-name="Standard" style:list-style-name="L10">
      <style:text-properties fo:font-size="16pt" style:text-underline-style="none" fo:font-weight="normal" officeooo:rsid="00b6b3cc" officeooo:paragraph-rsid="00cfa9d0" style:font-size-asian="14pt" style:font-weight-asian="normal" style:font-size-complex="16pt" style:font-weight-complex="normal"/>
    </style:style>
    <style:style style:name="P82" style:family="paragraph" style:parent-style-name="Standard" style:list-style-name="L10">
      <style:text-properties fo:font-size="16pt" style:text-underline-style="none" fo:font-weight="normal" officeooo:rsid="00b71036" officeooo:paragraph-rsid="00cfa9d0" style:font-size-asian="14pt" style:font-weight-asian="normal" style:font-size-complex="16pt" style:font-weight-complex="normal"/>
    </style:style>
    <style:style style:name="P83" style:family="paragraph" style:parent-style-name="Standard" style:list-style-name="L10">
      <style:text-properties fo:font-style="normal" officeooo:paragraph-rsid="00cfa9d0" style:font-style-asian="normal" style:font-style-complex="normal"/>
    </style:style>
    <style:style style:name="P84" style:family="paragraph" style:parent-style-name="Standard" style:list-style-name="L10">
      <style:text-properties fo:font-size="16pt" style:text-underline-style="none" fo:font-weight="normal" officeooo:rsid="00b93c26" officeooo:paragraph-rsid="00cfa9d0" style:font-size-asian="14pt" style:font-weight-asian="normal" style:font-size-complex="16pt" style:font-weight-complex="normal"/>
    </style:style>
    <style:style style:name="P85" style:family="paragraph" style:parent-style-name="Standard" style:list-style-name="L10">
      <style:text-properties fo:font-size="16pt" style:text-underline-style="none" fo:font-weight="normal" officeooo:rsid="00ba1a0c" officeooo:paragraph-rsid="00cfa9d0" style:font-size-asian="14pt" style:font-weight-asian="normal" style:font-size-complex="16pt" style:font-weight-complex="normal"/>
    </style:style>
    <style:style style:name="P86" style:family="paragraph" style:parent-style-name="Standard" style:list-style-name="L10">
      <style:text-properties fo:font-size="16pt" style:text-underline-style="none" fo:font-weight="normal" officeooo:rsid="0213f5fb" officeooo:paragraph-rsid="0217354e" style:font-size-asian="14pt" style:font-weight-asian="normal" style:font-size-complex="16pt" style:font-weight-complex="normal"/>
    </style:style>
    <style:style style:name="P87" style:family="paragraph" style:parent-style-name="Standard">
      <style:text-properties fo:font-size="16pt" style:text-underline-style="none" fo:font-weight="normal" officeooo:rsid="00ba31de" officeooo:paragraph-rsid="00cfa9d0" style:font-size-asian="14pt" style:font-weight-asian="normal" style:font-size-complex="16pt" style:font-weight-complex="normal"/>
    </style:style>
    <style:style style:name="P88" style:family="paragraph" style:parent-style-name="Standard">
      <style:text-properties officeooo:paragraph-rsid="00d2ea77"/>
    </style:style>
    <style:style style:name="P89" style:family="paragraph" style:parent-style-name="Standard">
      <style:text-properties fo:font-size="18pt" style:text-underline-style="solid" style:text-underline-width="auto" style:text-underline-color="font-color" fo:font-weight="normal" officeooo:rsid="00cfa9d0" officeooo:paragraph-rsid="00d2ea77" style:font-size-asian="18pt" style:font-weight-asian="normal" style:font-size-complex="18pt" style:font-weight-complex="normal"/>
    </style:style>
    <style:style style:name="P90" style:family="paragraph" style:parent-style-name="Standard" style:list-style-name="L11">
      <style:text-properties fo:font-size="16pt" style:text-underline-style="none" fo:font-weight="normal" officeooo:rsid="00b65999" officeooo:paragraph-rsid="00d2ea77" style:font-size-asian="14pt" style:font-weight-asian="normal" style:font-size-complex="16pt" style:font-weight-complex="normal"/>
    </style:style>
    <style:style style:name="P91" style:family="paragraph" style:parent-style-name="Standard" style:list-style-name="L11">
      <style:text-properties fo:font-size="16pt" style:text-underline-style="none" fo:font-weight="normal" officeooo:rsid="00b6b3cc" officeooo:paragraph-rsid="00d2ea77" style:font-size-asian="14pt" style:font-weight-asian="normal" style:font-size-complex="16pt" style:font-weight-complex="normal"/>
    </style:style>
    <style:style style:name="P92" style:family="paragraph" style:parent-style-name="Standard" style:list-style-name="L11">
      <style:text-properties fo:font-size="16pt" style:text-underline-style="none" fo:font-weight="normal" officeooo:rsid="00b71036" officeooo:paragraph-rsid="00d2ea77" style:font-size-asian="14pt" style:font-weight-asian="normal" style:font-size-complex="16pt" style:font-weight-complex="normal"/>
    </style:style>
    <style:style style:name="P93" style:family="paragraph" style:parent-style-name="Standard" style:list-style-name="L11">
      <style:text-properties fo:font-style="normal" officeooo:paragraph-rsid="00d2ea77" style:font-style-asian="normal" style:font-style-complex="normal"/>
    </style:style>
    <style:style style:name="P94" style:family="paragraph" style:parent-style-name="Standard" style:list-style-name="L11">
      <style:text-properties fo:font-size="16pt" style:text-underline-style="none" fo:font-weight="normal" officeooo:rsid="00b93c26" officeooo:paragraph-rsid="00d2ea77" style:font-size-asian="14pt" style:font-weight-asian="normal" style:font-size-complex="16pt" style:font-weight-complex="normal"/>
    </style:style>
    <style:style style:name="P95" style:family="paragraph" style:parent-style-name="Standard" style:list-style-name="L11">
      <style:text-properties fo:font-size="16pt" style:text-underline-style="none" fo:font-weight="normal" officeooo:rsid="00ba1a0c" officeooo:paragraph-rsid="00d2ea77" style:font-size-asian="14pt" style:font-weight-asian="normal" style:font-size-complex="16pt" style:font-weight-complex="normal"/>
    </style:style>
    <style:style style:name="P96" style:family="paragraph" style:parent-style-name="Standard" style:list-style-name="L11">
      <style:text-properties officeooo:paragraph-rsid="00d2ea77"/>
    </style:style>
    <style:style style:name="P97" style:family="paragraph" style:parent-style-name="Standard">
      <style:text-properties fo:font-size="16pt" style:text-underline-style="none" fo:font-weight="normal" officeooo:rsid="00b55056" officeooo:paragraph-rsid="00d2ea77" style:font-size-asian="14pt" style:font-weight-asian="normal" style:font-size-complex="16pt" style:font-weight-complex="normal"/>
    </style:style>
    <style:style style:name="P98" style:family="paragraph" style:parent-style-name="Standard">
      <style:text-properties fo:font-size="18pt" style:text-underline-style="none" fo:font-weight="normal" officeooo:rsid="00d33e05" officeooo:paragraph-rsid="00d33e05" style:font-size-asian="18pt" style:font-weight-asian="normal" style:font-size-complex="18pt" style:font-weight-complex="normal"/>
    </style:style>
    <style:style style:name="P99" style:family="paragraph" style:parent-style-name="Standard" style:list-style-name="L12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100" style:family="paragraph" style:parent-style-name="Standard" style:list-style-name="L12">
      <style:text-properties fo:font-size="16pt" style:text-underline-style="none" fo:font-weight="normal" officeooo:rsid="013cea9f" officeooo:paragraph-rsid="013cea9f" style:font-size-asian="14pt" style:font-weight-asian="normal" style:font-size-complex="16pt" style:font-weight-complex="normal"/>
    </style:style>
    <style:style style:name="P101" style:family="paragraph" style:parent-style-name="Standard" style:list-style-name="L12">
      <style:text-properties fo:font-size="16pt" style:text-underline-style="none" fo:font-weight="normal" officeooo:rsid="013ded00" officeooo:paragraph-rsid="013ded00" style:font-size-asian="14pt" style:font-weight-asian="normal" style:font-size-complex="16pt" style:font-weight-complex="normal"/>
    </style:style>
    <style:style style:name="P102" style:family="paragraph" style:parent-style-name="Standard" style:list-style-name="L12">
      <style:text-properties fo:font-size="16pt" style:text-underline-style="none" fo:font-weight="normal" officeooo:rsid="013fd8c6" officeooo:paragraph-rsid="013fd8c6" style:font-size-asian="14pt" style:font-weight-asian="normal" style:font-size-complex="16pt" style:font-weight-complex="normal"/>
    </style:style>
    <style:style style:name="P103" style:family="paragraph" style:parent-style-name="Standard" style:list-style-name="L12">
      <style:text-properties fo:font-size="16pt" style:text-underline-style="none" fo:font-weight="normal" officeooo:rsid="01418fd4" officeooo:paragraph-rsid="01418fd4" style:font-size-asian="14pt" style:font-weight-asian="normal" style:font-size-complex="16pt" style:font-weight-complex="normal"/>
    </style:style>
    <style:style style:name="P104" style:family="paragraph" style:parent-style-name="Standard" style:list-style-name="L12">
      <style:text-properties fo:font-size="16pt" style:text-underline-style="none" fo:font-weight="normal" officeooo:rsid="014273a6" officeooo:paragraph-rsid="014273a6" style:font-size-asian="14pt" style:font-weight-asian="normal" style:font-size-complex="16pt" style:font-weight-complex="normal"/>
    </style:style>
    <style:style style:name="P105" style:family="paragraph" style:parent-style-name="Standard" style:list-style-name="L12">
      <style:text-properties fo:font-size="16pt" style:text-underline-style="none" fo:font-weight="normal" officeooo:rsid="01431a95" officeooo:paragraph-rsid="01431a95" style:font-size-asian="14pt" style:font-weight-asian="normal" style:font-size-complex="16pt" style:font-weight-complex="normal"/>
    </style:style>
    <style:style style:name="P106" style:family="paragraph" style:parent-style-name="Standard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107" style:family="paragraph" style:parent-style-name="Standard">
      <style:text-properties fo:font-size="18pt" style:text-underline-style="none" fo:font-weight="normal" officeooo:rsid="00d69b86" officeooo:paragraph-rsid="00d69b86" style:font-size-asian="18pt" style:font-weight-asian="normal" style:font-size-complex="18pt" style:font-weight-complex="normal"/>
    </style:style>
    <style:style style:name="P108" style:family="paragraph" style:parent-style-name="Standard">
      <style:text-properties fo:font-size="16pt" style:text-underline-style="none" fo:font-weight="normal" officeooo:rsid="00d69b86" officeooo:paragraph-rsid="00d69b86" style:font-size-asian="14pt" style:font-weight-asian="normal" style:font-size-complex="16pt" style:font-weight-complex="normal"/>
    </style:style>
    <style:style style:name="P109" style:family="paragraph" style:parent-style-name="Standard" style:list-style-name="L13">
      <style:text-properties fo:font-size="16pt" style:text-underline-style="none" fo:font-weight="normal" officeooo:rsid="0176318b" officeooo:paragraph-rsid="0176318b" style:font-size-asian="14pt" style:font-weight-asian="normal" style:font-size-complex="16pt" style:font-weight-complex="normal"/>
    </style:style>
    <style:style style:name="P110" style:family="paragraph" style:parent-style-name="Standard" style:list-style-name="L13">
      <style:text-properties fo:font-size="16pt" style:text-underline-style="none" fo:font-weight="normal" officeooo:rsid="01773cae" officeooo:paragraph-rsid="01773cae" style:font-size-asian="14pt" style:font-weight-asian="normal" style:font-size-complex="16pt" style:font-weight-complex="normal"/>
    </style:style>
    <style:style style:name="P111" style:family="paragraph" style:parent-style-name="Standard" style:list-style-name="L13">
      <style:text-properties fo:font-size="16pt" style:text-underline-style="none" fo:font-weight="normal" officeooo:rsid="017b521c" officeooo:paragraph-rsid="017b521c" style:font-size-asian="14pt" style:font-weight-asian="normal" style:font-size-complex="16pt" style:font-weight-complex="normal"/>
    </style:style>
    <style:style style:name="P112" style:family="paragraph" style:parent-style-name="Standard" style:list-style-name="L13">
      <style:text-properties fo:font-size="16pt" style:text-underline-style="none" fo:font-weight="normal" officeooo:rsid="017c0e21" officeooo:paragraph-rsid="017c0e21" style:font-size-asian="14pt" style:font-weight-asian="normal" style:font-size-complex="16pt" style:font-weight-complex="normal"/>
    </style:style>
    <style:style style:name="P113" style:family="paragraph" style:parent-style-name="Standard" style:list-style-name="L13">
      <style:text-properties fo:font-size="16pt" style:text-underline-style="none" fo:font-weight="normal" officeooo:rsid="017d5a38" officeooo:paragraph-rsid="017d5a38" style:font-size-asian="14pt" style:font-weight-asian="normal" style:font-size-complex="16pt" style:font-weight-complex="normal"/>
    </style:style>
    <style:style style:name="P114" style:family="paragraph" style:parent-style-name="Standard" style:list-style-name="L13">
      <style:text-properties fo:font-size="16pt" style:text-underline-style="none" fo:font-weight="normal" officeooo:rsid="017f52f5" officeooo:paragraph-rsid="017f52f5" style:font-size-asian="14pt" style:font-weight-asian="normal" style:font-size-complex="16pt" style:font-weight-complex="normal"/>
    </style:style>
    <style:style style:name="P115" style:family="paragraph" style:parent-style-name="Standard" style:list-style-name="L13">
      <style:text-properties fo:font-size="16pt" style:text-underline-style="none" fo:font-weight="normal" officeooo:rsid="0183d3d8" officeooo:paragraph-rsid="0183d3d8" style:font-size-asian="14pt" style:font-weight-asian="normal" style:font-size-complex="16pt" style:font-weight-complex="normal"/>
    </style:style>
    <style:style style:name="P116" style:family="paragraph" style:parent-style-name="Standard" style:list-style-name="L13">
      <style:text-properties fo:font-size="16pt" style:text-underline-style="none" fo:font-weight="normal" officeooo:rsid="0185c141" officeooo:paragraph-rsid="0185c141" style:font-size-asian="14pt" style:font-weight-asian="normal" style:font-size-complex="16pt" style:font-weight-complex="normal"/>
    </style:style>
    <style:style style:name="P117" style:family="paragraph" style:parent-style-name="Standard">
      <style:text-properties fo:font-size="18pt" style:text-underline-style="none" fo:font-weight="normal" officeooo:rsid="00d9ff31" officeooo:paragraph-rsid="00d9ff31" style:font-size-asian="18pt" style:font-weight-asian="normal" style:font-size-complex="18pt" style:font-weight-complex="normal"/>
    </style:style>
    <style:style style:name="P118" style:family="paragraph" style:parent-style-name="Standard">
      <style:text-properties fo:font-size="16pt" style:text-underline-style="none" fo:font-weight="normal" officeooo:rsid="00d9ff31" officeooo:paragraph-rsid="00d9ff31" style:font-size-asian="16pt" style:font-weight-asian="normal" style:font-size-complex="16pt" style:font-weight-complex="normal"/>
    </style:style>
    <style:style style:name="P119" style:family="paragraph" style:parent-style-name="Standard" style:list-style-name="L14">
      <style:text-properties fo:font-size="16pt" style:text-underline-style="none" fo:font-weight="normal" officeooo:rsid="01abc8a6" officeooo:paragraph-rsid="01abc8a6" style:font-size-asian="16pt" style:font-weight-asian="normal" style:font-size-complex="16pt" style:font-weight-complex="normal"/>
    </style:style>
    <style:style style:name="P120" style:family="paragraph" style:parent-style-name="Standard" style:list-style-name="L14">
      <style:text-properties fo:font-size="16pt" style:text-underline-style="none" fo:font-weight="normal" officeooo:rsid="01ad5771" officeooo:paragraph-rsid="01ad5771" style:font-size-asian="16pt" style:font-weight-asian="normal" style:font-size-complex="16pt" style:font-weight-complex="normal"/>
    </style:style>
    <style:style style:name="P121" style:family="paragraph" style:parent-style-name="Standard" style:list-style-name="L14">
      <style:text-properties fo:font-size="16pt" style:text-underline-style="none" fo:font-weight="normal" officeooo:rsid="01ae247f" officeooo:paragraph-rsid="01ae247f" style:font-size-asian="16pt" style:font-weight-asian="normal" style:font-size-complex="16pt" style:font-weight-complex="normal"/>
    </style:style>
    <style:style style:name="P122" style:family="paragraph" style:parent-style-name="Standard" style:list-style-name="L14">
      <style:text-properties fo:font-size="16pt" style:text-underline-style="none" fo:font-weight="normal" officeooo:rsid="01b06c7e" officeooo:paragraph-rsid="01b06c7e" style:font-size-asian="16pt" style:font-weight-asian="normal" style:font-size-complex="16pt" style:font-weight-complex="normal"/>
    </style:style>
    <style:style style:name="P123" style:family="paragraph" style:parent-style-name="Standard" style:list-style-name="L14">
      <style:text-properties fo:font-size="16pt" style:text-underline-style="none" fo:font-weight="normal" officeooo:rsid="01b1b85d" officeooo:paragraph-rsid="01b1b85d" style:font-size-asian="16pt" style:font-weight-asian="normal" style:font-size-complex="16pt" style:font-weight-complex="normal"/>
    </style:style>
    <style:style style:name="P124" style:family="paragraph" style:parent-style-name="Standard" style:list-style-name="L14">
      <style:text-properties fo:font-size="16pt" style:text-underline-style="none" fo:font-weight="normal" officeooo:rsid="01b6891e" officeooo:paragraph-rsid="01b6891e" style:font-size-asian="16pt" style:font-weight-asian="normal" style:font-size-complex="16pt" style:font-weight-complex="normal"/>
    </style:style>
    <style:style style:name="P125" style:family="paragraph" style:parent-style-name="Standard" style:list-style-name="L14">
      <style:text-properties fo:font-size="16pt" style:text-underline-style="none" fo:font-weight="normal" officeooo:rsid="01b829b4" officeooo:paragraph-rsid="01b829b4" style:font-size-asian="16pt" style:font-weight-asian="normal" style:font-size-complex="16pt" style:font-weight-complex="normal"/>
    </style:style>
    <style:style style:name="P126" style:family="paragraph" style:parent-style-name="Standard">
      <style:text-properties fo:font-size="16pt" style:text-underline-style="none" fo:font-weight="normal" officeooo:rsid="00a896fb" officeooo:paragraph-rsid="00d9ff31" style:font-size-asian="14pt" style:font-weight-asian="normal" style:font-size-complex="16pt" style:font-weight-complex="normal"/>
    </style:style>
    <style:style style:name="P127" style:family="paragraph" style:parent-style-name="Standard">
      <style:text-properties fo:font-size="18pt" style:text-underline-style="none" fo:font-weight="normal" officeooo:rsid="00ddfcab" officeooo:paragraph-rsid="00ddfcab" style:font-size-asian="18pt" style:font-weight-asian="normal" style:font-size-complex="18pt" style:font-weight-complex="normal"/>
    </style:style>
    <style:style style:name="P128" style:family="paragraph" style:parent-style-name="Standard">
      <style:text-properties fo:font-size="16pt" style:text-underline-style="none" fo:font-weight="normal" officeooo:rsid="00a896fb" officeooo:paragraph-rsid="00a896fb" style:font-size-asian="16pt" style:font-weight-asian="normal" style:font-size-complex="16pt" style:font-weight-complex="normal"/>
    </style:style>
    <style:style style:name="P129" style:family="paragraph" style:parent-style-name="Standard" style:list-style-name="L15">
      <style:text-properties fo:font-size="16pt" style:text-underline-style="none" fo:font-weight="normal" officeooo:rsid="01ba53db" officeooo:paragraph-rsid="01ba53db" style:font-size-asian="16pt" style:font-weight-asian="normal" style:font-size-complex="16pt" style:font-weight-complex="normal"/>
    </style:style>
    <style:style style:name="P130" style:family="paragraph" style:parent-style-name="Standard" style:list-style-name="L15">
      <style:text-properties fo:font-size="16pt" style:text-underline-style="none" fo:font-weight="normal" officeooo:rsid="01be2a00" officeooo:paragraph-rsid="01be2a00" style:font-size-asian="16pt" style:font-weight-asian="normal" style:font-size-complex="16pt" style:font-weight-complex="normal"/>
    </style:style>
    <style:style style:name="P131" style:family="paragraph" style:parent-style-name="Standard" style:list-style-name="L15">
      <style:text-properties fo:font-size="16pt" style:text-underline-style="none" fo:font-weight="normal" officeooo:rsid="01c0ccc5" officeooo:paragraph-rsid="01c0ccc5" style:font-size-asian="16pt" style:font-weight-asian="normal" style:font-size-complex="16pt" style:font-weight-complex="normal"/>
    </style:style>
    <style:style style:name="P132" style:family="paragraph" style:parent-style-name="Standard" style:list-style-name="L15">
      <style:text-properties fo:font-size="16pt" style:text-underline-style="none" fo:font-weight="normal" officeooo:rsid="01c1a282" officeooo:paragraph-rsid="01c1a282" style:font-size-asian="16pt" style:font-weight-asian="normal" style:font-size-complex="16pt" style:font-weight-complex="normal"/>
    </style:style>
    <style:style style:name="P133" style:family="paragraph" style:parent-style-name="Standard" style:list-style-name="L15">
      <style:text-properties fo:font-size="16pt" style:text-underline-style="none" fo:font-weight="normal" officeooo:rsid="01c221e0" officeooo:paragraph-rsid="01c221e0" style:font-size-asian="16pt" style:font-weight-asian="normal" style:font-size-complex="16pt" style:font-weight-complex="normal"/>
    </style:style>
    <style:style style:name="P134" style:family="paragraph" style:parent-style-name="Standard" style:list-style-name="L15">
      <style:text-properties fo:font-size="16pt" style:text-underline-style="none" fo:font-weight="normal" officeooo:rsid="01c31ab2" officeooo:paragraph-rsid="01c31ab2" style:font-size-asian="16pt" style:font-weight-asian="normal" style:font-size-complex="16pt" style:font-weight-complex="normal"/>
    </style:style>
    <style:style style:name="P135" style:family="paragraph" style:parent-style-name="Standard" style:list-style-name="L15">
      <style:text-properties fo:font-size="16pt" style:text-underline-style="none" fo:font-weight="normal" officeooo:rsid="01c70e27" officeooo:paragraph-rsid="01c70e27" style:font-size-asian="16pt" style:font-weight-asian="normal" style:font-size-complex="16pt" style:font-weight-complex="normal"/>
    </style:style>
    <style:style style:name="P136" style:family="paragraph" style:parent-style-name="Standard" style:list-style-name="L15">
      <style:text-properties fo:font-size="16pt" style:text-underline-style="none" fo:font-weight="normal" officeooo:rsid="0223867e" officeooo:paragraph-rsid="0223867e" style:font-size-asian="16pt" style:font-weight-asian="normal" style:font-size-complex="16pt" style:font-weight-complex="normal"/>
    </style:style>
    <style:style style:name="P137" style:family="paragraph" style:parent-style-name="Standard">
      <style:text-properties fo:font-size="16pt" style:text-underline-style="none" fo:font-weight="normal" officeooo:rsid="00a896fb" officeooo:paragraph-rsid="00a896fb" style:font-size-asian="14pt" style:font-weight-asian="normal" style:font-size-complex="16pt" style:font-weight-complex="normal"/>
    </style:style>
    <style:style style:name="P138" style:family="paragraph" style:parent-style-name="Standard">
      <style:text-properties fo:font-size="18pt" style:text-underline-style="none" fo:font-weight="normal" officeooo:rsid="00e07cfb" officeooo:paragraph-rsid="00e07cfb" style:font-size-asian="18pt" style:font-weight-asian="normal" style:font-size-complex="18pt" style:font-weight-complex="normal"/>
    </style:style>
    <style:style style:name="P139" style:family="paragraph" style:parent-style-name="Standard">
      <style:text-properties fo:font-size="16pt" style:text-underline-style="none" fo:font-weight="normal" officeooo:rsid="00a896fb" officeooo:paragraph-rsid="00e07cfb" style:font-size-asian="16pt" style:font-weight-asian="normal" style:font-size-complex="16pt" style:font-weight-complex="normal"/>
    </style:style>
    <style:style style:name="P140" style:family="paragraph" style:parent-style-name="Standard" style:list-style-name="L16">
      <style:text-properties fo:font-size="16pt" style:text-underline-style="none" fo:font-weight="normal" officeooo:rsid="01cd0d3b" officeooo:paragraph-rsid="01cd0d3b" style:font-size-asian="16pt" style:font-weight-asian="normal" style:font-size-complex="16pt" style:font-weight-complex="normal"/>
    </style:style>
    <style:style style:name="P141" style:family="paragraph" style:parent-style-name="Standard" style:list-style-name="L16">
      <style:text-properties fo:font-size="16pt" style:text-underline-style="none" fo:font-weight="normal" officeooo:rsid="01cee75c" officeooo:paragraph-rsid="01cee75c" style:font-size-asian="16pt" style:font-weight-asian="normal" style:font-size-complex="16pt" style:font-weight-complex="normal"/>
    </style:style>
    <style:style style:name="P142" style:family="paragraph" style:parent-style-name="Standard" style:list-style-name="L16">
      <style:text-properties fo:font-size="16pt" style:text-underline-style="none" fo:font-weight="normal" officeooo:rsid="01cf3673" officeooo:paragraph-rsid="01cf3673" style:font-size-asian="16pt" style:font-weight-asian="normal" style:font-size-complex="16pt" style:font-weight-complex="normal"/>
    </style:style>
    <style:style style:name="P143" style:family="paragraph" style:parent-style-name="Standard" style:list-style-name="L16">
      <style:text-properties fo:font-size="16pt" style:text-underline-style="none" fo:font-weight="normal" officeooo:rsid="01d08534" officeooo:paragraph-rsid="01d08534" style:font-size-asian="16pt" style:font-weight-asian="normal" style:font-size-complex="16pt" style:font-weight-complex="normal"/>
    </style:style>
    <style:style style:name="P144" style:family="paragraph" style:parent-style-name="Standard" style:list-style-name="L16">
      <style:text-properties fo:font-size="16pt" style:text-underline-style="none" fo:font-weight="normal" officeooo:rsid="01d1a520" officeooo:paragraph-rsid="01d1a520" style:font-size-asian="16pt" style:font-weight-asian="normal" style:font-size-complex="16pt" style:font-weight-complex="normal"/>
    </style:style>
    <style:style style:name="P145" style:family="paragraph" style:parent-style-name="Standard" style:list-style-name="L16">
      <style:text-properties fo:font-size="16pt" style:text-underline-style="none" fo:font-weight="normal" officeooo:rsid="01d28b82" officeooo:paragraph-rsid="01d28b82" style:font-size-asian="16pt" style:font-weight-asian="normal" style:font-size-complex="16pt" style:font-weight-complex="normal"/>
    </style:style>
    <style:style style:name="P146" style:family="paragraph" style:parent-style-name="Standard">
      <style:text-properties fo:font-size="18pt" style:text-underline-style="none" fo:font-weight="normal" officeooo:rsid="00a896fb" officeooo:paragraph-rsid="00e07cfb" style:font-size-asian="18pt" style:font-weight-asian="normal" style:font-size-complex="18pt" style:font-weight-complex="normal"/>
    </style:style>
    <style:style style:name="P147" style:family="paragraph" style:parent-style-name="Standard">
      <style:text-properties fo:font-size="18pt" style:text-underline-style="none" fo:font-weight="normal" officeooo:rsid="00e2e2ee" officeooo:paragraph-rsid="00e2e2ee" style:font-size-asian="18pt" style:font-weight-asian="normal" style:font-size-complex="18pt" style:font-weight-complex="normal"/>
    </style:style>
    <style:style style:name="P148" style:family="paragraph" style:parent-style-name="Standard">
      <style:text-properties fo:font-size="16pt" style:text-underline-style="none" fo:font-weight="normal" officeooo:rsid="00a93f62" officeooo:paragraph-rsid="00e2e2ee" style:font-size-asian="16pt" style:font-weight-asian="normal" style:font-size-complex="16pt" style:font-weight-complex="normal"/>
    </style:style>
    <style:style style:name="P149" style:family="paragraph" style:parent-style-name="Standard" style:list-style-name="L17">
      <style:text-properties fo:font-size="16pt" style:text-underline-style="none" fo:font-weight="normal" officeooo:rsid="01d5839a" officeooo:paragraph-rsid="01d5839a" style:font-size-asian="16pt" style:font-weight-asian="normal" style:font-size-complex="16pt" style:font-weight-complex="normal"/>
    </style:style>
    <style:style style:name="P150" style:family="paragraph" style:parent-style-name="Standard" style:list-style-name="L17">
      <style:text-properties fo:font-size="16pt" style:text-underline-style="none" fo:font-weight="normal" officeooo:rsid="01d6ab46" officeooo:paragraph-rsid="01d6ab46" style:font-size-asian="16pt" style:font-weight-asian="normal" style:font-size-complex="16pt" style:font-weight-complex="normal"/>
    </style:style>
    <style:style style:name="P151" style:family="paragraph" style:parent-style-name="Standard" style:list-style-name="L17">
      <style:text-properties fo:font-size="16pt" style:text-underline-style="none" fo:font-weight="normal" officeooo:rsid="01d8b791" officeooo:paragraph-rsid="01d8b791" style:font-size-asian="16pt" style:font-weight-asian="normal" style:font-size-complex="16pt" style:font-weight-complex="normal"/>
    </style:style>
    <style:style style:name="P152" style:family="paragraph" style:parent-style-name="Standard" style:list-style-name="L17">
      <style:text-properties fo:font-size="16pt" style:text-underline-style="none" fo:font-weight="normal" officeooo:rsid="01daa91c" officeooo:paragraph-rsid="01daa91c" style:font-size-asian="16pt" style:font-weight-asian="normal" style:font-size-complex="16pt" style:font-weight-complex="normal"/>
    </style:style>
    <style:style style:name="P153" style:family="paragraph" style:parent-style-name="Standard" style:list-style-name="L17">
      <style:text-properties fo:font-size="16pt" style:text-underline-style="none" fo:font-weight="normal" officeooo:rsid="01dae167" officeooo:paragraph-rsid="01dae167" style:font-size-asian="16pt" style:font-weight-asian="normal" style:font-size-complex="16pt" style:font-weight-complex="normal"/>
    </style:style>
    <style:style style:name="P154" style:family="paragraph" style:parent-style-name="Standard" style:list-style-name="L17">
      <style:text-properties fo:font-size="16pt" style:text-underline-style="none" fo:font-weight="normal" officeooo:rsid="01dbb7fb" officeooo:paragraph-rsid="01dbb7fb" style:font-size-asian="16pt" style:font-weight-asian="normal" style:font-size-complex="16pt" style:font-weight-complex="normal"/>
    </style:style>
    <style:style style:name="P155" style:family="paragraph" style:parent-style-name="Standard" style:list-style-name="L17">
      <style:text-properties fo:font-size="16pt" style:text-underline-style="none" fo:font-weight="normal" officeooo:rsid="01dc6c44" officeooo:paragraph-rsid="01dc6c44" style:font-size-asian="16pt" style:font-weight-asian="normal" style:font-size-complex="16pt" style:font-weight-complex="normal"/>
    </style:style>
    <style:style style:name="P156" style:family="paragraph" style:parent-style-name="Standard">
      <style:text-properties fo:font-size="18pt" style:text-underline-style="none" fo:font-weight="normal" officeooo:rsid="00a93f62" officeooo:paragraph-rsid="00e2e2ee" style:font-size-asian="18pt" style:font-weight-asian="normal" style:font-size-complex="18pt" style:font-weight-complex="normal"/>
    </style:style>
    <style:style style:name="P157" style:family="paragraph" style:parent-style-name="Standard">
      <style:text-properties fo:font-size="18pt" style:text-underline-style="none" fo:font-weight="normal" officeooo:rsid="00e43080" officeooo:paragraph-rsid="00e43080" style:font-size-asian="18pt" style:font-weight-asian="normal" style:font-size-complex="18pt" style:font-weight-complex="normal"/>
    </style:style>
    <style:style style:name="P158" style:family="paragraph" style:parent-style-name="Standard" style:list-style-name="L18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59" style:family="paragraph" style:parent-style-name="Standard" style:list-style-name="L18">
      <style:text-properties fo:font-size="18pt" fo:font-style="normal" style:text-underline-style="none" fo:font-weight="normal" officeooo:rsid="00e43080" officeooo:paragraph-rsid="00e58f72" style:font-size-asian="18pt" style:font-style-asian="normal" style:font-weight-asian="normal" style:font-size-complex="18pt" style:font-style-complex="normal" style:font-weight-complex="normal"/>
    </style:style>
    <style:style style:name="P160" style:family="paragraph" style:parent-style-name="Standard" style:list-style-name="L18">
      <style:text-properties fo:font-size="16pt" style:text-underline-style="none" fo:font-weight="normal" officeooo:rsid="014fca93" officeooo:paragraph-rsid="014fca93" style:font-size-asian="14pt" style:font-weight-asian="normal" style:font-size-complex="16pt" style:font-weight-complex="normal"/>
    </style:style>
    <style:style style:name="P161" style:family="paragraph" style:parent-style-name="Standard" style:list-style-name="L18">
      <style:text-properties fo:font-size="16pt" style:text-underline-style="none" fo:font-weight="normal" officeooo:rsid="015367f7" officeooo:paragraph-rsid="015367f7" style:font-size-asian="14pt" style:font-weight-asian="normal" style:font-size-complex="16pt" style:font-weight-complex="normal"/>
    </style:style>
    <style:style style:name="P162" style:family="paragraph" style:parent-style-name="Standard" style:list-style-name="L18">
      <style:text-properties fo:font-size="16pt" style:text-underline-style="none" fo:font-weight="normal" officeooo:rsid="0156659c" officeooo:paragraph-rsid="0156659c" style:font-size-asian="14pt" style:font-weight-asian="normal" style:font-size-complex="16pt" style:font-weight-complex="normal"/>
    </style:style>
    <style:style style:name="P163" style:family="paragraph" style:parent-style-name="Standard" style:list-style-name="L18">
      <style:text-properties fo:font-size="16pt" style:text-underline-style="none" fo:font-weight="normal" officeooo:rsid="01583553" officeooo:paragraph-rsid="01583553" style:font-size-asian="14pt" style:font-weight-asian="normal" style:font-size-complex="16pt" style:font-weight-complex="normal"/>
    </style:style>
    <style:style style:name="P164" style:family="paragraph" style:parent-style-name="Standard" style:list-style-name="L18">
      <style:text-properties fo:font-size="16pt" style:text-underline-style="none" fo:font-weight="normal" officeooo:rsid="0159f321" officeooo:paragraph-rsid="0159f321" style:font-size-asian="14pt" style:font-weight-asian="normal" style:font-size-complex="16pt" style:font-weight-complex="normal"/>
    </style:style>
    <style:style style:name="P165" style:family="paragraph" style:parent-style-name="Standard" style:list-style-name="L18">
      <style:text-properties fo:font-size="16pt" style:text-underline-style="none" fo:font-weight="normal" officeooo:rsid="015a261d" officeooo:paragraph-rsid="015a261d" style:font-size-asian="14pt" style:font-weight-asian="normal" style:font-size-complex="16pt" style:font-weight-complex="normal"/>
    </style:style>
    <style:style style:name="P166" style:family="paragraph" style:parent-style-name="Standard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67" style:family="paragraph" style:parent-style-name="Standard">
      <style:text-properties fo:font-size="18pt" style:text-underline-style="none" fo:font-weight="normal" officeooo:rsid="00e652c4" officeooo:paragraph-rsid="00e652c4" style:font-size-asian="18pt" style:font-weight-asian="normal" style:font-size-complex="18pt" style:font-weight-complex="normal"/>
    </style:style>
    <style:style style:name="P168" style:family="paragraph" style:parent-style-name="Standard" style:list-style-name="L12">
      <style:text-properties fo:font-size="16pt" style:text-underline-style="none" fo:font-weight="normal" officeooo:rsid="00bf2f30" officeooo:paragraph-rsid="00bf2f30" style:font-size-asian="14pt" style:font-weight-asian="normal" style:font-size-complex="16pt" style:font-weight-complex="normal"/>
    </style:style>
    <style:style style:name="P169" style:family="paragraph" style:parent-style-name="Standard" style:list-style-name="L12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70" style:family="paragraph" style:parent-style-name="Standard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71" style:family="paragraph" style:parent-style-name="Standard">
      <style:text-properties fo:font-size="18pt" style:text-underline-style="none" fo:font-weight="normal" officeooo:rsid="00eef98e" officeooo:paragraph-rsid="00eef98e" style:font-size-asian="18pt" style:font-weight-asian="normal" style:font-size-complex="18pt" style:font-weight-complex="normal"/>
    </style:style>
    <style:style style:name="P172" style:family="paragraph" style:parent-style-name="Standard">
      <style:text-properties fo:font-size="16pt" style:text-underline-style="none" fo:font-weight="normal" officeooo:rsid="00eef98e" officeooo:paragraph-rsid="00eef98e" style:font-size-asian="14pt" style:font-weight-asian="normal" style:font-size-complex="16pt" style:font-weight-complex="normal"/>
    </style:style>
    <style:style style:name="P173" style:family="paragraph" style:parent-style-name="Standard" style:list-style-name="L19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74" style:family="paragraph" style:parent-style-name="Standard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75" style:family="paragraph" style:parent-style-name="Standard">
      <style:text-properties fo:font-size="18pt" style:text-underline-style="none" fo:font-weight="normal" officeooo:rsid="00f1cf91" officeooo:paragraph-rsid="00f1cf91" style:font-size-asian="18pt" style:font-weight-asian="normal" style:font-size-complex="18pt" style:font-weight-complex="normal"/>
    </style:style>
    <style:style style:name="P176" style:family="paragraph" style:parent-style-name="Standard" style:list-style-name="L20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77" style:family="paragraph" style:parent-style-name="Standard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78" style:family="paragraph" style:parent-style-name="Standard">
      <style:text-properties fo:font-size="18pt" fo:font-style="normal" style:text-underline-style="none" fo:font-weight="normal" officeooo:rsid="018647b4" officeooo:paragraph-rsid="018647b4" style:font-size-asian="18pt" style:font-style-asian="normal" style:font-weight-asian="normal" style:font-size-complex="18pt" style:font-style-complex="normal" style:font-weight-complex="normal"/>
    </style:style>
    <style:style style:name="P179" style:family="paragraph" style:parent-style-name="Standard">
      <style:text-properties fo:font-size="16pt" fo:font-style="normal" style:text-underline-style="none" fo:font-weight="normal" officeooo:rsid="018647b4" officeooo:paragraph-rsid="018647b4" style:font-size-asian="16pt" style:font-style-asian="normal" style:font-weight-asian="normal" style:font-size-complex="16pt" style:font-style-complex="normal" style:font-weight-complex="normal"/>
    </style:style>
    <style:style style:name="P180" style:family="paragraph" style:parent-style-name="Standard" style:list-style-name="L21">
      <style:text-properties fo:font-size="16pt" fo:font-style="normal" style:text-underline-style="none" fo:font-weight="normal" officeooo:rsid="018953d2" officeooo:paragraph-rsid="018953d2" style:font-size-asian="16pt" style:font-style-asian="normal" style:font-weight-asian="normal" style:font-size-complex="16pt" style:font-style-complex="normal" style:font-weight-complex="normal"/>
    </style:style>
    <style:style style:name="P181" style:family="paragraph" style:parent-style-name="Standard">
      <style:text-properties fo:font-size="16pt" style:text-underline-style="none" fo:font-weight="normal" officeooo:rsid="00c45702" officeooo:paragraph-rsid="00f3bc19" style:font-size-asian="14pt" style:font-weight-asian="normal" style:font-size-complex="16pt" style:font-weight-complex="normal"/>
    </style:style>
    <style:style style:name="P182" style:family="paragraph" style:parent-style-name="Standard">
      <style:text-properties fo:font-size="16pt" style:text-underline-style="none" fo:font-weight="normal" officeooo:rsid="00fb0d17" officeooo:paragraph-rsid="00fb0d17" style:font-size-asian="14pt" style:font-weight-asian="normal" style:font-size-complex="16pt" style:font-weight-complex="normal"/>
    </style:style>
    <style:style style:name="P183" style:family="paragraph" style:parent-style-name="Standard">
      <style:text-properties fo:font-size="20pt" style:text-underline-style="none" fo:font-weight="bold" officeooo:rsid="00fb0d17" officeooo:paragraph-rsid="00fb0d17" style:font-size-asian="20pt" style:font-weight-asian="bold" style:font-size-complex="20pt" style:font-weight-complex="bold"/>
    </style:style>
    <style:style style:name="P184" style:family="paragraph" style:parent-style-name="Standard">
      <style:text-properties fo:font-size="16pt" style:text-underline-style="none" fo:font-weight="normal" officeooo:rsid="00fe4837" officeooo:paragraph-rsid="00fe4837" style:font-size-asian="14pt" style:font-weight-asian="normal" style:font-size-complex="16pt" style:font-weight-complex="normal"/>
    </style:style>
    <style:style style:name="P185" style:family="paragraph" style:parent-style-name="Standard" style:list-style-name="L22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86" style:family="paragraph" style:parent-style-name="Standard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87" style:family="paragraph" style:parent-style-name="Standard">
      <style:text-properties fo:font-size="16pt" style:text-underline-style="none" fo:font-weight="normal" officeooo:rsid="01007058" officeooo:paragraph-rsid="01007058" style:font-size-asian="14pt" style:font-weight-asian="normal" style:font-size-complex="16pt" style:font-weight-complex="normal"/>
    </style:style>
    <style:style style:name="P188" style:family="paragraph" style:parent-style-name="Standard" style:list-style-name="L23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89" style:family="paragraph" style:parent-style-name="Standard" style:list-style-name="L23">
      <style:text-properties fo:font-size="16pt" style:text-underline-style="none" fo:font-weight="normal" officeooo:rsid="022e0d0e" officeooo:paragraph-rsid="022e0d0e" style:font-size-asian="14pt" style:font-weight-asian="normal" style:font-size-complex="16pt" style:font-weight-complex="normal"/>
    </style:style>
    <style:style style:name="P190" style:family="paragraph" style:parent-style-name="Standard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91" style:family="paragraph" style:parent-style-name="Standard">
      <style:text-properties fo:font-size="16pt" style:text-underline-style="none" fo:font-weight="normal" officeooo:rsid="0105864f" officeooo:paragraph-rsid="0105864f" style:font-size-asian="14pt" style:font-weight-asian="normal" style:font-size-complex="16pt" style:font-weight-complex="normal"/>
    </style:style>
    <style:style style:name="P192" style:family="paragraph" style:parent-style-name="Standard" style:list-style-name="L24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93" style:family="paragraph" style:parent-style-name="Standard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94" style:family="paragraph" style:parent-style-name="Standard">
      <style:text-properties fo:font-size="16pt" style:text-underline-style="none" fo:font-weight="normal" officeooo:rsid="010817a9" officeooo:paragraph-rsid="010817a9" style:font-size-asian="14pt" style:font-weight-asian="normal" style:font-size-complex="16pt" style:font-weight-complex="normal"/>
    </style:style>
    <style:style style:name="P195" style:family="paragraph" style:parent-style-name="Standard" style:list-style-name="L25">
      <style:text-properties fo:font-size="16pt" style:text-underline-style="none" fo:font-weight="normal" officeooo:rsid="010a24d8" officeooo:paragraph-rsid="010a24d8" style:font-size-asian="14pt" style:font-weight-asian="normal" style:font-size-complex="16pt" style:font-weight-complex="normal"/>
    </style:style>
    <style:style style:name="P196" style:family="paragraph" style:parent-style-name="Standard" style:list-style-name="L25">
      <style:text-properties fo:font-size="16pt" style:text-underline-style="none" fo:font-weight="normal" officeooo:rsid="010a3ad6" officeooo:paragraph-rsid="010a3ad6" style:font-size-asian="14pt" style:font-weight-asian="normal" style:font-size-complex="16pt" style:font-weight-complex="normal"/>
    </style:style>
    <style:style style:name="P197" style:family="paragraph" style:parent-style-name="Standard" style:list-style-name="L25">
      <style:text-properties fo:font-size="16pt" style:text-underline-style="none" fo:font-weight="normal" officeooo:rsid="010f9211" officeooo:paragraph-rsid="010f9211" style:font-size-asian="14pt" style:font-weight-asian="normal" style:font-size-complex="16pt" style:font-weight-complex="normal"/>
    </style:style>
    <style:style style:name="P198" style:family="paragraph" style:parent-style-name="Standard" style:list-style-name="L25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199" style:family="paragraph" style:parent-style-name="Standard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200" style:family="paragraph" style:parent-style-name="Standard">
      <style:text-properties fo:font-size="16pt" style:text-underline-style="none" fo:font-weight="normal" officeooo:rsid="01112f68" officeooo:paragraph-rsid="01112f68" style:font-size-asian="14pt" style:font-weight-asian="normal" style:font-size-complex="16pt" style:font-weight-complex="normal"/>
    </style:style>
    <style:style style:name="P201" style:family="paragraph" style:parent-style-name="Standard" style:list-style-name="L26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202" style:family="paragraph" style:parent-style-name="Standard" style:list-style-name="L26">
      <style:text-properties fo:font-size="16pt" style:text-underline-style="none" fo:font-weight="normal" officeooo:rsid="0230dd8f" officeooo:paragraph-rsid="0230dd8f" style:font-size-asian="14pt" style:font-weight-asian="normal" style:font-size-complex="16pt" style:font-weight-complex="normal"/>
    </style:style>
    <style:style style:name="P203" style:family="paragraph" style:parent-style-name="Standard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204" style:family="paragraph" style:parent-style-name="Standard">
      <style:text-properties fo:font-size="16pt" style:text-underline-style="none" fo:font-weight="normal" officeooo:rsid="0116f25a" officeooo:paragraph-rsid="0116f25a" style:font-size-asian="14pt" style:font-weight-asian="normal" style:font-size-complex="16pt" style:font-weight-complex="normal"/>
    </style:style>
    <style:style style:name="P205" style:family="paragraph" style:parent-style-name="Standard">
      <style:text-properties fo:font-size="16pt" style:text-underline-style="none" fo:font-weight="normal" officeooo:rsid="01172d7b" officeooo:paragraph-rsid="0116f25a" style:font-size-asian="14pt" style:font-weight-asian="normal" style:font-size-complex="16pt" style:font-weight-complex="normal"/>
    </style:style>
    <style:style style:name="P206" style:family="paragraph" style:parent-style-name="Standard" style:list-style-name="L27">
      <style:text-properties fo:font-size="16pt" style:text-underline-style="none" fo:font-weight="normal" officeooo:rsid="011b2355" officeooo:paragraph-rsid="011b2355" style:font-size-asian="14pt" style:font-weight-asian="normal" style:font-size-complex="16pt" style:font-weight-complex="normal"/>
    </style:style>
    <style:style style:name="P207" style:family="paragraph" style:parent-style-name="Standard">
      <style:text-properties fo:font-size="16pt" style:text-underline-style="none" fo:font-weight="normal" officeooo:rsid="011d1a40" officeooo:paragraph-rsid="011d1a40" style:font-size-asian="14pt" style:font-weight-asian="normal" style:font-size-complex="16pt" style:font-weight-complex="normal"/>
    </style:style>
    <style:style style:name="P208" style:family="paragraph" style:parent-style-name="Standard">
      <style:text-properties fo:font-size="16pt" style:text-underline-style="none" fo:font-weight="normal" officeooo:rsid="011e29b9" officeooo:paragraph-rsid="011d1a40" style:font-size-asian="14pt" style:font-weight-asian="normal" style:font-size-complex="16pt" style:font-weight-complex="normal"/>
    </style:style>
    <style:style style:name="P209" style:family="paragraph" style:parent-style-name="Standard" style:list-style-name="L28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10" style:family="paragraph" style:parent-style-name="Standard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11" style:family="paragraph" style:parent-style-name="Standard">
      <style:text-properties fo:font-size="16pt" style:text-underline-style="none" fo:font-weight="normal" officeooo:rsid="012f87de" officeooo:paragraph-rsid="012f87de" style:font-size-asian="14pt" style:font-weight-asian="normal" style:font-size-complex="16pt" style:font-weight-complex="normal"/>
    </style:style>
    <style:style style:name="P212" style:family="paragraph" style:parent-style-name="Standard" style:list-style-name="L29">
      <style:text-properties fo:font-size="16pt" style:text-underline-style="none" fo:font-weight="normal" officeooo:rsid="0131ae00" officeooo:paragraph-rsid="0131ae00" style:font-size-asian="14pt" style:font-weight-asian="normal" style:font-size-complex="16pt" style:font-weight-complex="normal"/>
    </style:style>
    <style:style style:name="P213" style:family="paragraph" style:parent-style-name="Standard">
      <style:text-properties fo:font-size="16pt" style:text-underline-style="none" fo:font-weight="normal" officeooo:rsid="0121545d" officeooo:paragraph-rsid="0121545d" style:font-size-asian="14pt" style:font-weight-asian="normal" style:font-size-complex="16pt" style:font-weight-complex="normal"/>
    </style:style>
    <style:style style:name="P214" style:family="paragraph" style:parent-style-name="Standard">
      <style:text-properties fo:font-size="16pt" style:text-underline-style="none" fo:font-weight="normal" officeooo:rsid="0121545d" officeooo:paragraph-rsid="01e34d5c" style:font-size-asian="14pt" style:font-weight-asian="normal" style:font-size-complex="16pt" style:font-weight-complex="normal"/>
    </style:style>
    <style:style style:name="P215" style:family="paragraph" style:parent-style-name="Standard">
      <style:text-properties fo:font-size="20pt" style:text-underline-style="none" fo:font-weight="bold" officeooo:rsid="01e4c090" officeooo:paragraph-rsid="01e4c090" style:font-size-asian="20pt" style:font-weight-asian="bold" style:font-size-complex="20pt" style:font-weight-complex="bold"/>
    </style:style>
    <style:style style:name="P216" style:family="paragraph" style:parent-style-name="Standard">
      <style:text-properties fo:font-size="16pt" style:text-underline-style="none" fo:font-weight="normal" officeooo:rsid="01e4c090" officeooo:paragraph-rsid="01e4c090" style:font-size-asian="14pt" style:font-weight-asian="normal" style:font-size-complex="16pt" style:font-weight-complex="normal"/>
    </style:style>
    <style:style style:name="P217" style:family="paragraph" style:parent-style-name="Standard">
      <style:text-properties fo:font-size="16pt" style:text-underline-style="none" fo:font-weight="normal" officeooo:rsid="01e8c99f" officeooo:paragraph-rsid="01e8c99f" style:font-size-asian="14pt" style:font-weight-asian="normal" style:font-size-complex="16pt" style:font-weight-complex="normal"/>
    </style:style>
    <style:style style:name="P218" style:family="paragraph" style:parent-style-name="Standard">
      <style:text-properties fo:font-size="16pt" style:text-underline-style="none" fo:font-weight="normal" officeooo:rsid="01ef43cb" officeooo:paragraph-rsid="01ef43cb" style:font-size-asian="14pt" style:font-weight-asian="normal" style:font-size-complex="16pt" style:font-weight-complex="normal"/>
    </style:style>
    <style:style style:name="P219" style:family="paragraph" style:parent-style-name="Standard">
      <style:text-properties fo:font-size="16pt" style:text-underline-style="none" fo:font-weight="normal" officeooo:rsid="01f4bc7e" officeooo:paragraph-rsid="01f4bc7e" style:font-size-asian="14pt" style:font-weight-asian="normal" style:font-size-complex="16pt" style:font-weight-complex="normal"/>
    </style:style>
    <style:style style:name="P220" style:family="paragraph" style:parent-style-name="Standard">
      <style:text-properties fo:font-size="16pt" style:text-underline-style="none" fo:font-weight="normal" officeooo:rsid="01fdc9ae" officeooo:paragraph-rsid="01fdc9ae" style:font-size-asian="14pt" style:font-weight-asian="normal" style:font-size-complex="16pt" style:font-weight-complex="normal"/>
    </style:style>
    <style:style style:name="P221" style:family="paragraph" style:parent-style-name="Standard">
      <style:text-properties fo:font-size="16pt" style:text-underline-style="none" fo:font-weight="normal" officeooo:rsid="02006345" officeooo:paragraph-rsid="02006345" style:font-size-asian="14pt" style:font-weight-asian="normal" style:font-size-complex="16pt" style:font-weight-complex="normal"/>
    </style:style>
    <style:style style:name="P222" style:family="paragraph" style:parent-style-name="Standard">
      <style:text-properties fo:font-size="16pt" style:text-underline-style="none" fo:font-weight="normal" officeooo:rsid="0204f942" officeooo:paragraph-rsid="0204f942" style:font-size-asian="14pt" style:font-weight-asian="normal" style:font-size-complex="16pt" style:font-weight-complex="normal"/>
    </style:style>
    <style:style style:name="P223" style:family="paragraph" style:parent-style-name="Standard">
      <style:text-properties fo:font-size="16pt" style:text-underline-style="none" fo:font-weight="normal" officeooo:rsid="020be837" officeooo:paragraph-rsid="020be837" style:font-size-asian="14pt" style:font-weight-asian="normal" style:font-size-complex="16pt" style:font-weight-complex="normal"/>
    </style:style>
    <style:style style:name="P224" style:family="paragraph" style:parent-style-name="Standard">
      <style:text-properties fo:font-size="16pt" style:text-underline-style="none" fo:font-weight="normal" officeooo:rsid="021a8e0e" officeooo:paragraph-rsid="021a8e0e" style:font-size-asian="14pt" style:font-weight-asian="normal" style:font-size-complex="16pt" style:font-weight-complex="normal"/>
    </style:style>
    <style:style style:name="P225" style:family="paragraph" style:parent-style-name="Standard">
      <style:text-properties fo:font-size="16pt" style:text-underline-style="none" fo:font-weight="normal" officeooo:rsid="021fe7c2" officeooo:paragraph-rsid="021a8e0e" style:font-size-asian="14pt" style:font-weight-asian="normal" style:font-size-complex="16pt" style:font-weight-complex="normal"/>
    </style:style>
    <style:style style:name="P226" style:family="paragraph" style:parent-style-name="Standard">
      <style:text-properties fo:font-size="20pt" style:text-underline-style="none" fo:font-weight="bold" officeooo:rsid="0121adcd" officeooo:paragraph-rsid="0121adcd" style:font-size-asian="20pt" style:font-weight-asian="bold" style:font-size-complex="20pt" style:font-weight-complex="bold"/>
    </style:style>
    <style:style style:name="P227" style:family="paragraph" style:parent-style-name="Standard">
      <style:text-properties fo:font-size="16pt" style:text-underline-style="none" fo:font-weight="normal" officeooo:rsid="0121adcd" officeooo:paragraph-rsid="0121adcd" style:font-size-asian="14pt" style:font-weight-asian="normal" style:font-size-complex="16pt" style:font-weight-complex="normal"/>
    </style:style>
    <style:style style:name="P228" style:family="paragraph" style:parent-style-name="Standard">
      <style:text-properties fo:font-size="16pt" style:text-underline-style="none" fo:font-weight="normal" officeooo:rsid="01267f51" officeooo:paragraph-rsid="01267f51" style:font-size-asian="14pt" style:font-weight-asian="normal" style:font-size-complex="16pt" style:font-weight-complex="normal"/>
    </style:style>
    <style:style style:name="P229" style:family="paragraph" style:parent-style-name="Standard" style:list-style-name="L30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30" style:family="paragraph" style:parent-style-name="Standard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31" style:family="paragraph" style:parent-style-name="Standard">
      <style:text-properties fo:font-size="16pt" style:text-underline-style="none" fo:font-weight="normal" officeooo:rsid="012a5d09" officeooo:paragraph-rsid="01287f5c" style:font-size-asian="14pt" style:font-weight-asian="normal" style:font-size-complex="16pt" style:font-weight-complex="normal"/>
    </style:style>
    <style:style style:name="P232" style:family="paragraph" style:parent-style-name="Standard" style:list-style-name="L31">
      <style:text-properties fo:font-size="16pt" style:text-underline-style="none" fo:font-weight="normal" officeooo:rsid="012c710a" officeooo:paragraph-rsid="012c710a" style:font-size-asian="14pt" style:font-weight-asian="normal" style:font-size-complex="16pt" style:font-weight-complex="normal"/>
    </style:style>
    <style:style style:name="P233" style:family="paragraph" style:parent-style-name="Standard" style:list-style-name="L31">
      <style:text-properties fo:font-size="16pt" style:text-underline-style="none" fo:font-weight="normal" officeooo:rsid="012c9acd" officeooo:paragraph-rsid="012c9acd" style:font-size-asian="14pt" style:font-weight-asian="normal" style:font-size-complex="16pt" style:font-weight-complex="normal"/>
    </style:style>
    <style:style style:name="P234" style:family="paragraph" style:parent-style-name="Standard" style:list-style-name="L31">
      <style:text-properties fo:font-size="16pt" style:text-underline-style="none" fo:font-weight="normal" officeooo:rsid="012cea46" officeooo:paragraph-rsid="012cea46" style:font-size-asian="14pt" style:font-weight-asian="normal" style:font-size-complex="16pt" style:font-weight-complex="normal"/>
    </style:style>
    <style:style style:name="P235" style:family="paragraph" style:parent-style-name="Standard" style:list-style-name="L31">
      <style:text-properties fo:font-size="16pt" style:text-underline-style="none" fo:font-weight="normal" officeooo:rsid="0132c587" officeooo:paragraph-rsid="0132c587" style:font-size-asian="14pt" style:font-weight-asian="normal" style:font-size-complex="16pt" style:font-weight-complex="normal"/>
    </style:style>
    <style:style style:name="P236" style:family="paragraph" style:parent-style-name="Standard" style:list-style-name="L31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37" style:family="paragraph" style:parent-style-name="Standard" style:list-style-name="L31">
      <style:text-properties fo:font-size="16pt" style:text-underline-style="none" fo:font-weight="normal" officeooo:rsid="022c330a" officeooo:paragraph-rsid="022daa2d" style:font-size-asian="14pt" style:font-weight-asian="normal" style:font-size-complex="16pt" style:font-weight-complex="normal"/>
    </style:style>
    <style:style style:name="P238" style:family="paragraph" style:parent-style-name="Standard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39" style:family="paragraph" style:parent-style-name="Standard">
      <style:text-properties fo:font-size="16pt" style:text-underline-style="none" fo:font-weight="normal" officeooo:rsid="01347d83" officeooo:paragraph-rsid="01347d83" style:font-size-asian="14pt" style:font-weight-asian="normal" style:font-size-complex="16pt" style:font-weight-complex="normal"/>
    </style:style>
    <style:style style:name="P240" style:family="paragraph" style:parent-style-name="Standard" style:list-style-name="L32">
      <style:text-properties fo:font-size="16pt" style:text-underline-style="none" fo:font-weight="normal" officeooo:rsid="01382334" officeooo:paragraph-rsid="01382334" style:font-size-asian="14pt" style:font-weight-asian="normal" style:font-size-complex="16pt" style:font-weight-complex="normal"/>
    </style:style>
    <style:style style:name="P241" style:family="paragraph" style:parent-style-name="Standard" style:list-style-name="L32">
      <style:text-properties fo:font-size="16pt" style:text-underline-style="none" fo:font-weight="normal" officeooo:rsid="0138c29b" officeooo:paragraph-rsid="0138c29b" style:font-size-asian="14pt" style:font-weight-asian="normal" style:font-size-complex="16pt" style:font-weight-complex="normal"/>
    </style:style>
    <style:style style:name="P242" style:family="paragraph" style:parent-style-name="Standard" style:list-style-name="L32">
      <style:text-properties fo:font-size="16pt" style:text-underline-style="none" fo:font-weight="normal" officeooo:rsid="013a7811" officeooo:paragraph-rsid="013a7811" style:font-size-asian="14pt" style:font-weight-asian="normal" style:font-size-complex="16pt" style:font-weight-complex="normal"/>
    </style:style>
    <style:style style:name="P243" style:family="paragraph" style:parent-style-name="Standard" style:list-style-name="L32">
      <style:text-properties fo:font-size="16pt" style:text-underline-style="none" fo:font-weight="normal" officeooo:rsid="022c330a" officeooo:paragraph-rsid="022c330a" style:font-size-asian="14pt" style:font-weight-asian="normal" style:font-size-complex="16pt" style:font-weight-complex="normal"/>
    </style:style>
    <style:style style:name="P244" style:family="paragraph" style:parent-style-name="Standard">
      <style:text-properties fo:font-size="16pt" style:text-underline-style="none" fo:font-weight="normal" officeooo:rsid="013ab409" officeooo:paragraph-rsid="013ab409" style:font-size-asian="14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5f190"/>
    </style:style>
    <style:style style:name="T3" style:family="text">
      <style:text-properties style:text-underline-style="none" officeooo:rsid="00551c0a"/>
    </style:style>
    <style:style style:name="T4" style:family="text">
      <style:text-properties officeooo:rsid="02277288"/>
    </style:style>
    <style:style style:name="T5" style:family="text">
      <style:text-properties officeooo:rsid="005eab1d"/>
    </style:style>
    <style:style style:name="T6" style:family="text">
      <style:text-properties officeooo:rsid="025fd3ba"/>
    </style:style>
    <style:style style:name="T7" style:family="text">
      <style:text-properties officeooo:rsid="025a7f43"/>
    </style:style>
    <style:style style:name="T8" style:family="text">
      <style:text-properties officeooo:rsid="025dd0dd"/>
    </style:style>
    <style:style style:name="T9" style:family="text">
      <style:text-properties style:text-underline-style="solid" style:text-underline-width="auto" style:text-underline-color="font-color" officeooo:rsid="0063b63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2646c62"/>
    </style:style>
    <style:style style:name="T12" style:family="text">
      <style:text-properties officeooo:rsid="0268fc82"/>
    </style:style>
    <style:style style:name="T13" style:family="text">
      <style:text-properties officeooo:rsid="026ad2ec"/>
    </style:style>
    <style:style style:name="T14" style:family="text">
      <style:text-properties officeooo:rsid="0268d7d9"/>
    </style:style>
    <style:style style:name="T15" style:family="text">
      <style:text-properties officeooo:rsid="026c3d38"/>
    </style:style>
    <style:style style:name="T16" style:family="text">
      <style:text-properties style:text-underline-style="solid" style:text-underline-width="auto" style:text-underline-color="font-color" officeooo:rsid="0079c660"/>
    </style:style>
    <style:style style:name="T17" style:family="text">
      <style:text-properties officeooo:rsid="028012a1"/>
    </style:style>
    <style:style style:name="T18" style:family="text">
      <style:text-properties officeooo:rsid="0284a2d3"/>
    </style:style>
    <style:style style:name="T19" style:family="text">
      <style:text-properties officeooo:rsid="02865c23"/>
    </style:style>
    <style:style style:name="T20" style:family="text">
      <style:text-properties officeooo:rsid="0286f14b"/>
    </style:style>
    <style:style style:name="T21" style:family="text">
      <style:text-properties officeooo:rsid="028beca9"/>
    </style:style>
    <style:style style:name="T22" style:family="text">
      <style:text-properties officeooo:rsid="028c3a17"/>
    </style:style>
    <style:style style:name="T23" style:family="text">
      <style:text-properties officeooo:rsid="028e0ecb"/>
    </style:style>
    <style:style style:name="T24" style:family="text">
      <style:text-properties style:text-underline-style="solid" style:text-underline-width="auto" style:text-underline-color="font-color" officeooo:rsid="00818030"/>
    </style:style>
    <style:style style:name="T25" style:family="text">
      <style:text-properties style:text-underline-style="solid" style:text-underline-width="auto" style:text-underline-color="font-color" officeooo:rsid="023478cc"/>
    </style:style>
    <style:style style:name="T26" style:family="text">
      <style:text-properties officeooo:rsid="02376253"/>
    </style:style>
    <style:style style:name="T27" style:family="text">
      <style:text-properties officeooo:rsid="023933f6"/>
    </style:style>
    <style:style style:name="T28" style:family="text">
      <style:text-properties officeooo:rsid="02372915"/>
    </style:style>
    <style:style style:name="T29" style:family="text">
      <style:text-properties officeooo:rsid="0237b804"/>
    </style:style>
    <style:style style:name="T30" style:family="text">
      <style:text-properties officeooo:rsid="0241bbfe"/>
    </style:style>
    <style:style style:name="T31" style:family="text">
      <style:text-properties officeooo:rsid="0243f0b7"/>
    </style:style>
    <style:style style:name="T32" style:family="text">
      <style:text-properties officeooo:rsid="02460a50"/>
    </style:style>
    <style:style style:name="T33" style:family="text">
      <style:text-properties officeooo:rsid="009955a8"/>
    </style:style>
    <style:style style:name="T34" style:family="text">
      <style:text-properties officeooo:rsid="024dd3ce"/>
    </style:style>
    <style:style style:name="T35" style:family="text">
      <style:text-properties fo:font-size="18pt" fo:font-weight="normal" officeooo:rsid="00caee76" style:font-size-asian="18pt" style:font-weight-asian="normal" style:font-size-complex="18pt" style:font-weight-complex="normal"/>
    </style:style>
    <style:style style:name="T36" style:family="text">
      <style:text-properties fo:font-size="18pt" style:text-underline-style="solid" style:text-underline-width="auto" style:text-underline-color="font-color" fo:font-weight="normal" officeooo:rsid="00a82b09" style:font-size-asian="18pt" style:font-weight-asian="normal" style:font-size-complex="18pt" style:font-weight-complex="normal"/>
    </style:style>
    <style:style style:name="T37" style:family="text">
      <style:text-properties officeooo:rsid="016911fe"/>
    </style:style>
    <style:style style:name="T38" style:family="text">
      <style:text-properties officeooo:rsid="019b411f"/>
    </style:style>
    <style:style style:name="T39" style:family="text">
      <style:text-properties officeooo:rsid="019d475c"/>
    </style:style>
    <style:style style:name="T40" style:family="text">
      <style:text-properties officeooo:rsid="019f1375"/>
    </style:style>
    <style:style style:name="T41" style:family="text">
      <style:text-properties officeooo:rsid="019f6bf2"/>
    </style:style>
    <style:style style:name="T42" style:family="text">
      <style:text-properties fo:font-size="16pt" style:text-underline-style="none" fo:font-weight="normal" officeooo:rsid="00b7f89d" style:font-size-asian="14pt" style:font-weight-asian="normal" style:font-size-complex="16pt" style:font-weight-complex="normal"/>
    </style:style>
    <style:style style:name="T43" style:family="text">
      <style:text-properties fo:font-size="16pt" style:text-underline-style="none" fo:font-weight="normal" officeooo:rsid="00c91a49" style:font-size-asian="14pt" style:font-weight-asian="normal" style:font-size-complex="16pt" style:font-weight-complex="normal"/>
    </style:style>
    <style:style style:name="T44" style:family="text">
      <style:text-properties fo:font-size="16pt" style:text-underline-style="none" fo:font-weight="normal" officeooo:rsid="01a2bc2e" style:font-size-asian="14pt" style:font-weight-asian="normal" style:font-size-complex="16pt" style:font-weight-complex="normal"/>
    </style:style>
    <style:style style:name="T45" style:family="text">
      <style:text-properties officeooo:rsid="01a54b31"/>
    </style:style>
    <style:style style:name="T46" style:family="text">
      <style:text-properties officeooo:rsid="01a71ab7"/>
    </style:style>
    <style:style style:name="T47" style:family="text">
      <style:text-properties officeooo:rsid="01a775c8"/>
    </style:style>
    <style:style style:name="T48" style:family="text">
      <style:text-properties officeooo:rsid="021a8e0e"/>
    </style:style>
    <style:style style:name="T49" style:family="text">
      <style:text-properties officeooo:rsid="01740416"/>
    </style:style>
    <style:style style:name="T50" style:family="text">
      <style:text-properties officeooo:rsid="021901a4"/>
    </style:style>
    <style:style style:name="T51" style:family="text">
      <style:text-properties fo:font-size="18pt" style:text-underline-style="none" fo:font-weight="normal" officeooo:rsid="00cfa9d0" style:font-size-asian="18pt" style:font-weight-asian="normal" style:font-size-complex="18pt" style:font-weight-complex="normal"/>
    </style:style>
    <style:style style:name="T52" style:family="text">
      <style:text-properties fo:font-size="18pt" style:text-underline-style="solid" style:text-underline-width="auto" style:text-underline-color="font-color" fo:font-weight="normal" officeooo:rsid="00cfa9d0" style:font-size-asian="18pt" style:font-weight-asian="normal" style:font-size-complex="18pt" style:font-weight-complex="normal"/>
    </style:style>
    <style:style style:name="T53" style:family="text">
      <style:text-properties officeooo:rsid="01a3ee2f"/>
    </style:style>
    <style:style style:name="T54" style:family="text">
      <style:text-properties officeooo:rsid="016b3d87"/>
    </style:style>
    <style:style style:name="T55" style:family="text">
      <style:text-properties fo:font-size="16pt" style:text-underline-style="none" fo:font-weight="normal" officeooo:rsid="00c79a80" style:font-size-asian="14pt" style:font-weight-asian="normal" style:font-size-complex="16pt" style:font-weight-complex="normal"/>
    </style:style>
    <style:style style:name="T56" style:family="text">
      <style:text-properties fo:font-size="16pt" style:text-underline-style="none" fo:font-weight="normal" officeooo:rsid="016f107a" style:font-size-asian="14pt" style:font-weight-asian="normal" style:font-size-complex="16pt" style:font-weight-complex="normal"/>
    </style:style>
    <style:style style:name="T57" style:family="text">
      <style:text-properties fo:font-size="16pt" style:text-underline-style="none" fo:font-weight="normal" officeooo:rsid="01a48d97" style:font-size-asian="14pt" style:font-weight-asian="normal" style:font-size-complex="16pt" style:font-weight-complex="normal"/>
    </style:style>
    <style:style style:name="T58" style:family="text">
      <style:text-properties officeooo:rsid="016f107a"/>
    </style:style>
    <style:style style:name="T59" style:family="text">
      <style:text-properties officeooo:rsid="01708151"/>
    </style:style>
    <style:style style:name="T60" style:family="text">
      <style:text-properties officeooo:rsid="01709967"/>
    </style:style>
    <style:style style:name="T61" style:family="text">
      <style:text-properties fo:font-size="16pt" style:text-underline-style="none" fo:font-weight="normal" officeooo:rsid="00bca806" style:font-size-asian="14pt" style:font-weight-asian="normal" style:font-size-complex="16pt" style:font-weight-complex="normal"/>
    </style:style>
    <style:style style:name="T62" style:family="text">
      <style:text-properties fo:font-size="16pt" style:text-underline-style="none" fo:font-weight="normal" officeooo:rsid="00bda023" style:font-size-asian="14pt" style:font-weight-asian="normal" style:font-size-complex="16pt" style:font-weight-complex="normal"/>
    </style:style>
    <style:style style:name="T63" style:family="text">
      <style:text-properties fo:font-size="16pt" style:text-underline-style="none" fo:font-weight="normal" officeooo:rsid="01740416" style:font-size-asian="14pt" style:font-weight-asian="normal" style:font-size-complex="16pt" style:font-weight-complex="normal"/>
    </style:style>
    <style:style style:name="T64" style:family="text">
      <style:text-properties officeooo:rsid="01616c1a"/>
    </style:style>
    <style:style style:name="T65" style:family="text">
      <style:text-properties officeooo:rsid="013e2120"/>
    </style:style>
    <style:style style:name="T66" style:family="text">
      <style:text-properties officeooo:rsid="01631034"/>
    </style:style>
    <style:style style:name="T67" style:family="text">
      <style:text-properties officeooo:rsid="013ded00"/>
    </style:style>
    <style:style style:name="T68" style:family="text">
      <style:text-properties officeooo:rsid="0163f451"/>
    </style:style>
    <style:style style:name="T69" style:family="text">
      <style:text-properties officeooo:rsid="01654b68"/>
    </style:style>
    <style:style style:name="T70" style:family="text">
      <style:text-properties officeooo:rsid="01442540"/>
    </style:style>
    <style:style style:name="T71" style:family="text">
      <style:text-properties officeooo:rsid="016607eb"/>
    </style:style>
    <style:style style:name="T72" style:family="text">
      <style:text-properties officeooo:rsid="0168cbac"/>
    </style:style>
    <style:style style:name="T73" style:family="text">
      <style:text-properties officeooo:rsid="01773cae"/>
    </style:style>
    <style:style style:name="T74" style:family="text">
      <style:text-properties officeooo:rsid="0179ba53"/>
    </style:style>
    <style:style style:name="T75" style:family="text">
      <style:text-properties officeooo:rsid="01810e99"/>
    </style:style>
    <style:style style:name="T76" style:family="text">
      <style:text-properties officeooo:rsid="01828e1e"/>
    </style:style>
    <style:style style:name="T7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8" style:family="text">
      <style:text-properties style:text-underline-style="none"/>
    </style:style>
    <style:style style:name="T79" style:family="text">
      <style:text-properties style:text-underline-style="solid" style:text-underline-width="auto" style:text-underline-color="font-color" officeooo:rsid="00a896fb"/>
    </style:style>
    <style:style style:name="T80" style:family="text">
      <style:text-properties officeooo:rsid="01bc380d"/>
    </style:style>
    <style:style style:name="T81" style:family="text">
      <style:text-properties officeooo:rsid="01ca0036"/>
    </style:style>
    <style:style style:name="T82" style:family="text">
      <style:text-properties fo:color="#ff0000" loext:opacity="100%" style:text-underline-style="solid" style:text-underline-width="auto" style:text-underline-color="font-color" officeooo:rsid="00a896fb"/>
    </style:style>
    <style:style style:name="T83" style:family="text">
      <style:text-properties officeooo:rsid="00a896fb"/>
    </style:style>
    <style:style style:name="T84" style:family="text">
      <style:text-properties officeooo:rsid="01cb4c7c"/>
    </style:style>
    <style:style style:name="T85" style:family="text">
      <style:text-properties officeooo:rsid="01df2a9a"/>
    </style:style>
    <style:style style:name="T86" style:family="text">
      <style:text-properties fo:color="#ff0000" loext:opacity="100%" style:text-underline-style="solid" style:text-underline-width="auto" style:text-underline-color="font-color" officeooo:rsid="00a93f62"/>
    </style:style>
    <style:style style:name="T87" style:family="text">
      <style:text-properties officeooo:rsid="00a93f62"/>
    </style:style>
    <style:style style:name="T88" style:family="text">
      <style:text-properties officeooo:rsid="01d6c055"/>
    </style:style>
    <style:style style:name="T89" style:family="text">
      <style:text-properties officeooo:rsid="01d90578"/>
    </style:style>
    <style:style style:name="T90" style:family="text">
      <style:text-properties officeooo:rsid="01dbb7fb"/>
    </style:style>
    <style:style style:name="T91" style:family="text">
      <style:text-properties officeooo:rsid="01dd8ab8"/>
    </style:style>
    <style:style style:name="T92" style:family="text">
      <style:text-properties officeooo:rsid="0144f084"/>
    </style:style>
    <style:style style:name="T93" style:family="text">
      <style:text-properties officeooo:rsid="01465b33"/>
    </style:style>
    <style:style style:name="T94" style:family="text">
      <style:text-properties fo:font-size="16pt" officeooo:rsid="00add342" style:font-size-asian="14pt" style:font-size-complex="16pt"/>
    </style:style>
    <style:style style:name="T95" style:family="text">
      <style:text-properties fo:font-size="16pt" officeooo:rsid="00e58f72" style:font-size-asian="14pt" style:font-size-complex="16pt"/>
    </style:style>
    <style:style style:name="T96" style:family="text">
      <style:text-properties fo:font-size="16pt" officeooo:rsid="0148c406" style:font-size-asian="14pt" style:font-size-complex="16pt"/>
    </style:style>
    <style:style style:name="T97" style:family="text">
      <style:text-properties officeooo:rsid="0148ec47"/>
    </style:style>
    <style:style style:name="T98" style:family="text">
      <style:text-properties officeooo:rsid="014a662a"/>
    </style:style>
    <style:style style:name="T99" style:family="text">
      <style:text-properties officeooo:rsid="014a8a26"/>
    </style:style>
    <style:style style:name="T100" style:family="text">
      <style:text-properties officeooo:rsid="014d3fc4"/>
    </style:style>
    <style:style style:name="T101" style:family="text">
      <style:text-properties officeooo:rsid="014f8098"/>
    </style:style>
    <style:style style:name="T102" style:family="text">
      <style:text-properties officeooo:rsid="01506429"/>
    </style:style>
    <style:style style:name="T103" style:family="text">
      <style:text-properties officeooo:rsid="0154b529"/>
    </style:style>
    <style:style style:name="T104" style:family="text">
      <style:text-properties officeooo:rsid="0155f557"/>
    </style:style>
    <style:style style:name="T105" style:family="text">
      <style:text-properties officeooo:rsid="015d0fbc"/>
    </style:style>
    <style:style style:name="T106" style:family="text">
      <style:text-properties officeooo:rsid="00f486f9"/>
    </style:style>
    <style:style style:name="T107" style:family="text">
      <style:text-properties officeooo:rsid="018b1d81"/>
    </style:style>
    <style:style style:name="T108" style:family="text">
      <style:text-properties officeooo:rsid="01903b6d"/>
    </style:style>
    <style:style style:name="T109" style:family="text">
      <style:text-properties officeooo:rsid="01905aaa"/>
    </style:style>
    <style:style style:name="T110" style:family="text">
      <style:text-properties officeooo:rsid="0192cae7"/>
    </style:style>
    <style:style style:name="T111" style:family="text">
      <style:text-properties officeooo:rsid="019600f6"/>
    </style:style>
    <style:style style:name="T112" style:family="text">
      <style:text-properties officeooo:rsid="01983dfe"/>
    </style:style>
    <style:style style:name="T113" style:family="text">
      <style:text-properties officeooo:rsid="01026dd9"/>
    </style:style>
    <style:style style:name="T114" style:family="text">
      <style:text-properties officeooo:rsid="01028bd7"/>
    </style:style>
    <style:style style:name="T115" style:family="text">
      <style:text-properties officeooo:rsid="0102c6f2"/>
    </style:style>
    <style:style style:name="T116" style:family="text">
      <style:text-properties officeooo:rsid="01045409"/>
    </style:style>
    <style:style style:name="T117" style:family="text">
      <style:text-properties officeooo:rsid="010c17f9"/>
    </style:style>
    <style:style style:name="T118" style:family="text">
      <style:text-properties officeooo:rsid="010cb075"/>
    </style:style>
    <style:style style:name="T119" style:family="text">
      <style:text-properties fo:font-size="16pt" style:text-underline-style="none" style:font-size-asian="14pt" style:font-size-complex="16pt"/>
    </style:style>
    <style:style style:name="T120" style:family="text">
      <style:text-properties style:text-underline-style="solid" style:text-underline-width="auto" style:text-underline-color="font-color" officeooo:rsid="023214a2"/>
    </style:style>
    <style:style style:name="T121" style:family="text">
      <style:text-properties style:text-underline-style="solid" style:text-underline-width="auto" style:text-underline-color="font-color" officeooo:rsid="011e29b9"/>
    </style:style>
    <style:style style:name="T122" style:family="text">
      <style:text-properties fo:font-weight="bold" officeooo:rsid="01eb472f" style:font-weight-asian="bold" style:font-weight-complex="bold"/>
    </style:style>
    <style:style style:name="T123" style:family="text">
      <style:text-properties officeooo:rsid="01eb472f"/>
    </style:style>
    <style:style style:name="T124" style:family="text">
      <style:text-properties officeooo:rsid="01eda450"/>
    </style:style>
    <style:style style:name="T125" style:family="text">
      <style:text-properties officeooo:rsid="01edbf19"/>
    </style:style>
    <style:style style:name="T126" style:family="text">
      <style:text-properties fo:font-weight="bold" officeooo:rsid="01f2d93e" style:font-weight-asian="bold" style:font-weight-complex="bold"/>
    </style:style>
    <style:style style:name="T127" style:family="text">
      <style:text-properties officeooo:rsid="01f2d93e"/>
    </style:style>
    <style:style style:name="T128" style:family="text">
      <style:text-properties officeooo:rsid="01f33f51"/>
    </style:style>
    <style:style style:name="T129" style:family="text">
      <style:text-properties officeooo:rsid="01f5e877"/>
    </style:style>
    <style:style style:name="T130" style:family="text">
      <style:text-properties officeooo:rsid="01f6ace2"/>
    </style:style>
    <style:style style:name="T131" style:family="text">
      <style:text-properties style:use-window-font-color="true" loext:opacity="0%" fo:font-weight="bold" officeooo:rsid="01f89dd0" style:font-weight-asian="bold" style:font-weight-complex="bold"/>
    </style:style>
    <style:style style:name="T132" style:family="text">
      <style:text-properties style:use-window-font-color="true" loext:opacity="0%" officeooo:rsid="01f89dd0"/>
    </style:style>
    <style:style style:name="T133" style:family="text">
      <style:text-properties style:use-window-font-color="true" loext:opacity="0%" officeooo:rsid="01fa8cef"/>
    </style:style>
    <style:style style:name="T134" style:family="text">
      <style:text-properties style:use-window-font-color="true" loext:opacity="0%" officeooo:rsid="01fc5430"/>
    </style:style>
    <style:style style:name="T135" style:family="text">
      <style:text-properties fo:font-weight="bold" officeooo:rsid="01fe77ca" style:font-weight-asian="bold" style:font-weight-complex="bold"/>
    </style:style>
    <style:style style:name="T136" style:family="text">
      <style:text-properties officeooo:rsid="01fe77ca"/>
    </style:style>
    <style:style style:name="T137" style:family="text">
      <style:text-properties officeooo:rsid="01ffaeea"/>
    </style:style>
    <style:style style:name="T138" style:family="text">
      <style:text-properties officeooo:rsid="02006345"/>
    </style:style>
    <style:style style:name="T139" style:family="text">
      <style:text-properties fo:font-weight="bold" officeooo:rsid="0202635f" style:font-weight-asian="bold" style:font-weight-complex="bold"/>
    </style:style>
    <style:style style:name="T140" style:family="text">
      <style:text-properties officeooo:rsid="0202635f"/>
    </style:style>
    <style:style style:name="T141" style:family="text">
      <style:text-properties officeooo:rsid="0203e4d9"/>
    </style:style>
    <style:style style:name="T142" style:family="text">
      <style:text-properties officeooo:rsid="0204f942"/>
    </style:style>
    <style:style style:name="T143" style:family="text">
      <style:text-properties officeooo:rsid="0204a648"/>
    </style:style>
    <style:style style:name="T144" style:family="text">
      <style:text-properties fo:font-weight="bold" officeooo:rsid="0207e0c8" style:font-weight-asian="bold" style:font-weight-complex="bold"/>
    </style:style>
    <style:style style:name="T145" style:family="text">
      <style:text-properties officeooo:rsid="0207e0c8"/>
    </style:style>
    <style:style style:name="T146" style:family="text">
      <style:text-properties officeooo:rsid="021beef1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officeooo:rsid="021aa521" style:font-weight-asian="bold" style:font-weight-complex="bold"/>
    </style:style>
    <style:style style:name="T149" style:family="text">
      <style:text-properties officeooo:rsid="021aa521"/>
    </style:style>
    <style:style style:name="T150" style:family="text">
      <style:text-properties officeooo:rsid="021e19da"/>
    </style:style>
    <style:style style:name="T151" style:family="text">
      <style:text-properties officeooo:rsid="021e5e8a"/>
    </style:style>
    <style:style style:name="T152" style:family="text">
      <style:text-properties officeooo:rsid="01e34d5c"/>
    </style:style>
    <style:style style:name="T153" style:family="text">
      <style:text-properties officeooo:rsid="01e77a12"/>
    </style:style>
    <style:style style:name="T154" style:family="text">
      <style:text-properties style:text-underline-style="solid" style:text-underline-width="auto" style:text-underline-color="font-color" officeooo:rsid="012a5d09"/>
    </style:style>
    <style:style style:name="T155" style:family="text">
      <style:text-properties officeooo:rsid="023440b4"/>
    </style:style>
    <style:style style:name="T156" style:family="text">
      <style:text-properties officeooo:rsid="012d4e0d"/>
    </style:style>
    <style:style style:name="T157" style:family="text">
      <style:text-properties officeooo:rsid="0138c29b"/>
    </style:style>
    <style:style style:name="T158" style:family="text">
      <style:text-properties officeooo:rsid="024ae38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is</text:p>
      <text:p text:style-name="P2"/>
      <text:p text:style-name="P3"><text:span text:style-name="T1">Project:</text:span> SmartInventory</text:p>
      <text:p text:style-name="P3"><text:span text:style-name="T1">Client:</text:span> Villiers Hardware &amp; Supplies (fictious company)</text:p>
      <text:p text:style-name="P3"/>
      <text:p text:style-name="P4">________________________________________________</text:p>
      <text:p text:style-name="P5">1. Actors</text:p>
      <text:p text:style-name="P6"/>
      <text:list text:style-name="L1">
        <text:list-item>
          <text:p text:style-name="P7">Admin</text:p>
        </text:list-item>
        <text:list-item>
          <text:p text:style-name="P7">Staff</text:p>
        </text:list-item>
      </text:list>
      <text:p text:style-name="P8"/>
      <text:p text:style-name="P9">____________________________________________________________</text:p>
      <text:p text:style-name="P10">2. <text:span text:style-name="T2">Use Cases</text:span></text:p>
      <text:p text:style-name="P11"/>
      <text:p text:style-name="P12"><text:span text:style-name="T3">2.1 </text:span>User <text:span text:style-name="T4">Management</text:span>:</text:p>
      <text:p text:style-name="P13"><text:tab/></text:p>
      <text:list text:style-name="L2">
        <text:list-item>
          <text:p text:style-name="P14"><text:span text:style-name="T5">Existing a</text:span>dmin creates admin user.</text:p>
        </text:list-item>
        <text:list-item>
          <text:p text:style-name="P15">Admin creates staff user.</text:p>
        </text:list-item>
        <text:list-item>
          <text:p text:style-name="P16">Admin logs in.</text:p>
        </text:list-item>
        <text:list-item>
          <text:p text:style-name="P16">Staff logs in.</text:p>
        </text:list-item>
        <text:list-item>
          <text:p text:style-name="P17">Deactivate admin.</text:p>
        </text:list-item>
        <text:list-item>
          <text:p text:style-name="P18">Activate admin.</text:p>
        </text:list-item>
        <text:list-item>
          <text:p text:style-name="P17">Deactivate staff <text:span text:style-name="T6">member</text:span>.</text:p>
        </text:list-item>
        <text:list-item>
          <text:p text:style-name="P18">Activate staff.</text:p>
        </text:list-item>
        <text:list-item>
          <text:p text:style-name="P19">View admin.</text:p>
        </text:list-item>
        <text:list-item>
          <text:p text:style-name="P19"><text:span text:style-name="T7">View </text:span>staff <text:span text:style-name="T8">member</text:span>.</text:p>
        </text:list-item>
        <text:list-item>
          <text:p text:style-name="P20">View activated staff.</text:p>
        </text:list-item>
        <text:list-item>
          <text:p text:style-name="P20">View deactivated staff.</text:p>
        </text:list-item>
        <text:list-item>
          <text:p text:style-name="P20">View activated admins.</text:p>
        </text:list-item>
        <text:list-item>
          <text:p text:style-name="P20">View deactivated admins.</text:p>
        </text:list-item>
      </text:list>
      <text:p text:style-name="P21"/>
      <text:p text:style-name="P22">2.2 <text:span text:style-name="T9">Product Management</text:span></text:p>
      <text:p text:style-name="P23"/>
      <text:list text:style-name="L3">
        <text:list-item>
          <text:p text:style-name="P24">Admin adds product.</text:p>
        </text:list-item>
        <text:list-item>
          <text:p text:style-name="P24">Admin edits product.</text:p>
        </text:list-item>
        <text:list-item>
          <text:p text:style-name="P24"><text:soft-page-break/>Admin deactivates product.</text:p>
        </text:list-item>
        <text:list-item>
          <text:p text:style-name="P25">Admin activates product.</text:p>
        </text:list-item>
        <text:list-item>
          <text:p text:style-name="P26">User (Admin or Staff) <text:s/>views product details.</text:p>
        </text:list-item>
        <text:list-item>
          <text:p text:style-name="P27">Admin views active products.</text:p>
        </text:list-item>
        <text:list-item>
          <text:p text:style-name="P27">Admin views deactivated products.</text:p>
        </text:list-item>
      </text:list>
      <text:p text:style-name="P28"/>
      <text:p text:style-name="P29">2.3 <text:span text:style-name="T10">Supplier Management</text:span></text:p>
      <text:p text:style-name="P30"/>
      <text:list text:style-name="L4">
        <text:list-item>
          <text:p text:style-name="P31">Admin <text:span text:style-name="T11">creates</text:span> supplier.</text:p>
        </text:list-item>
        <text:list-item>
          <text:p text:style-name="P31">Admin edits supplier.</text:p>
        </text:list-item>
        <text:list-item>
          <text:p text:style-name="P32">Admin deactivates supplier.</text:p>
        </text:list-item>
        <text:list-item>
          <text:p text:style-name="P33">Admin activates supplier.</text:p>
        </text:list-item>
        <text:list-item>
          <text:p text:style-name="P34"><text:span text:style-name="T12">Admin v</text:span>iew<text:span text:style-name="T12">s</text:span> supplier.</text:p>
        </text:list-item>
        <text:list-item>
          <text:p text:style-name="P35"><text:span text:style-name="T12">Admin v</text:span>iew<text:span text:style-name="T13">s </text:span><text:span text:style-name="T14">activated</text:span> suppliers.</text:p>
        </text:list-item>
        <text:list-item>
          <text:p text:style-name="P36"><text:span text:style-name="T15">Admin v</text:span>iew<text:span text:style-name="T15">s</text:span> deactivated suppliers.</text:p>
        </text:list-item>
      </text:list>
      <text:p text:style-name="P37"/>
      <text:p text:style-name="P38">2.4 <text:span text:style-name="T16">Stock Management</text:span></text:p>
      <text:p text:style-name="P39"/>
      <text:list text:style-name="L5">
        <text:list-item>
          <text:p text:style-name="P40"><text:span text:style-name="T17">Senior Staff</text:span> records incoming stock.</text:p>
        </text:list-item>
        <text:list-item>
          <text:p text:style-name="P41"><text:span text:style-name="T18">Senior </text:span>Staff record<text:span text:style-name="T19">s</text:span> outgoing stock.</text:p>
        </text:list-item>
        <text:list-item>
          <text:p text:style-name="P41"><text:span text:style-name="T20">Senior Staff </text:span>records adjustments.</text:p>
        </text:list-item>
        <text:list-item>
          <text:p text:style-name="P42">Senior Staff views stock levels.</text:p>
        </text:list-item>
        <text:list-item>
          <text:p text:style-name="P43">Senior Staff views stock movement/sales history.</text:p>
        </text:list-item>
        <text:list-item>
          <text:p text:style-name="P44">Senior staff add<text:span text:style-name="T21">s</text:span> a new transaction reason.</text:p>
        </text:list-item>
        <text:list-item>
          <text:p text:style-name="P45">Senior staff <text:span text:style-name="T22">deletes</text:span> a transaction reason.</text:p>
        </text:list-item>
        <text:list-item>
          <text:p text:style-name="P46">Senior staff <text:span text:style-name="T23">views</text:span> transaction reason<text:span text:style-name="T23">s</text:span>.</text:p>
        </text:list-item>
      </text:list>
      <text:p text:style-name="P47"/>
      <text:p text:style-name="P48">2.5 <text:span text:style-name="T24">Forecasting</text:span></text:p>
      <text:p text:style-name="P49"/>
      <text:list text:style-name="L6">
        <text:list-item>
          <text:p text:style-name="P50">Admin/Staff view forecasts.</text:p>
        </text:list-item>
        <text:list-item>
          <text:p text:style-name="P51">Admin triggers manual forecast refresh (if needed).</text:p>
        </text:list-item>
      </text:list>
      <text:p text:style-name="P52"/>
      <text:p text:style-name="P53">2.6 <text:span text:style-name="T25">Procurement Management</text:span></text:p>
      <text:p text:style-name="P54"/>
      <text:list text:style-name="L7">
        <text:list-item>
          <text:p text:style-name="P55">Admin/<text:span text:style-name="T26">Senior </text:span><text:span text:style-name="T27">s</text:span><text:span text:style-name="T28">taff</text:span> creates purchase order.</text:p>
        </text:list-item>
        <text:list-item>
          <text:p text:style-name="P56">Admin/<text:span text:style-name="T26">S</text:span><text:span text:style-name="T29">enior </text:span><text:span text:style-name="T27">s</text:span><text:span text:style-name="T26">ta</text:span><text:span text:style-name="T29">ff</text:span> adds <text:span text:style-name="T30">product </text:span>line item.</text:p>
        </text:list-item>
        <text:list-item>
          <text:p text:style-name="P56">Admin/<text:span text:style-name="T27">Senior staff</text:span> removes <text:span text:style-name="T31">product </text:span>line item.</text:p>
        </text:list-item>
        <text:list-item>
          <text:p text:style-name="P57">Admin/Senior staff view purchase order.</text:p>
        </text:list-item>
        <text:list-item>
          <text:p text:style-name="P58"><text:soft-page-break/>Admin/Senior staff edits purchase order.</text:p>
        </text:list-item>
        <text:list-item>
          <text:p text:style-name="P59">Admin/<text:span text:style-name="T32">Senior staff</text:span> exports purchase order to PDF.</text:p>
        </text:list-item>
      </text:list>
      <text:p text:style-name="P60"/>
      <text:p text:style-name="P61">2.7 <text:span text:style-name="T10">Reporting</text:span></text:p>
      <text:p text:style-name="P62"/>
      <text:list text:style-name="L8">
        <text:list-item>
          <text:p text:style-name="P63">Admin/Staff view stock valuation report.</text:p>
        </text:list-item>
        <text:list-item>
          <text:p text:style-name="P63">Admin/Staff view fastest-moving items report.</text:p>
        </text:list-item>
        <text:list-item>
          <text:p text:style-name="P64">Admin/Staff view slow-moving items report.</text:p>
        </text:list-item>
        <text:list-item>
          <text:p text:style-name="P65">Admin/Staff view forecast report.</text:p>
        </text:list-item>
        <text:list-item>
          <text:p text:style-name="P65">Admin/Staff view monthly usage report.</text:p>
        </text:list-item>
        <text:list-item>
          <text:p text:style-name="P66">Admin/Staff view <text:span text:style-name="T33">shrinkage/adjustment report.</text:span></text:p>
        </text:list-item>
        <text:list-item>
          <text:p text:style-name="P67">Admin/Staff export reports to CSV/PDF.</text:p>
        </text:list-item>
      </text:list>
      <text:p text:style-name="P68"/>
      <text:p text:style-name="P69">2.8 <text:span text:style-name="T10">Dashboard</text:span></text:p>
      <text:p text:style-name="P70"/>
      <text:list text:style-name="L9">
        <text:list-item>
          <text:p text:style-name="P71">Admin/Staff view low stock.</text:p>
        </text:list-item>
        <text:list-item>
          <text:p text:style-name="P71"><text:span text:style-name="T34">Admin/Staff view </text:span>predicted stockouts.</text:p>
        </text:list-item>
      </text:list>
      <text:p text:style-name="P72"/>
      <text:p text:style-name="P73">____________________________________________________________</text:p>
      <text:p text:style-name="P74">3. Entities</text:p>
      <text:p text:style-name="P75"/>
      <text:p text:style-name="P76"><text:span text:style-name="T35">3.1 </text:span><text:span text:style-name="T36">Admin</text:span></text:p>
      <text:p text:style-name="P77"/>
      <text:list text:style-name="L10">
        <text:list-item>
          <text:p text:style-name="P78">Id → <text:span text:style-name="T37">A unique ID for the </text:span><text:span text:style-name="T38">admin.</text:span></text:p>
        </text:list-item>
        <text:list-item>
          <text:p text:style-name="P79">FirstName → <text:span text:style-name="T37">The first name of the </text:span><text:span text:style-name="T39">admin.</text:span></text:p>
        </text:list-item>
        <text:list-item>
          <text:p text:style-name="P80">LastName → <text:span text:style-name="T37">The last name of the staff.</text:span></text:p>
        </text:list-item>
        <text:list-item>
          <text:p text:style-name="P81">Email → <text:span text:style-name="T40">The admin’s email.</text:span></text:p>
        </text:list-item>
        <text:list-item>
          <text:p text:style-name="P81">Username → <text:span text:style-name="T40">The admin’s personal username or login username.</text:span></text:p>
        </text:list-item>
        <text:list-item>
          <text:p text:style-name="P82">PasswordHash → <text:span text:style-name="T41">The admin’s hashed password.</text:span></text:p>
        </text:list-item>
        <text:list-item>
          <text:p text:style-name="P83"><text:span text:style-name="T42">Role</text:span><text:span text:style-name="T43">Id → </text:span><text:span text:style-name="T44">Indicates the role of the admin (Admin).</text:span></text:p>
        </text:list-item>
        <text:list-item>
          <text:p text:style-name="P84">Status → <text:span text:style-name="T45">Indicates if the admin is still active in the company or is deactivated.</text:span></text:p>
        </text:list-item>
        <text:list-item>
          <text:p text:style-name="P85">DateCreated → <text:span text:style-name="T46">The date on which the admin was added to the system.</text:span></text:p>
        </text:list-item>
        <text:list-item>
          <text:p text:style-name="P85">LastLoginDate → <text:span text:style-name="T47">The date on which the admin last logged in.</text:span></text:p>
        </text:list-item>
        <text:list-item>
          <text:p text:style-name="P86">Permission<text:span text:style-name="T48">s</text:span> → <text:span text:style-name="T49">The privileges that the </text:span><text:span text:style-name="T50">admin</text:span><text:span text:style-name="T49"> is given in the system.</text:span></text:p>
        </text:list-item>
      </text:list>
      <text:p text:style-name="P87"/>
      <text:p text:style-name="P88"><text:span text:style-name="T51">3.2 </text:span><text:span text:style-name="T52">Staff</text:span></text:p>
      <text:p text:style-name="P89"><text:soft-page-break/></text:p>
      <text:list text:style-name="L11">
        <text:list-item>
          <text:p text:style-name="P90"><text:span text:style-name="T53">Id</text:span> → <text:span text:style-name="T37">A unique ID for the staff.</text:span></text:p>
        </text:list-item>
        <text:list-item>
          <text:p text:style-name="P91">FirstName → <text:span text:style-name="T37">The first name of the staff.</text:span></text:p>
        </text:list-item>
        <text:list-item>
          <text:p text:style-name="P91">LastName → <text:span text:style-name="T37">The last name of the staff.</text:span></text:p>
        </text:list-item>
        <text:list-item>
          <text:p text:style-name="P91">Email → <text:span text:style-name="T37">The email of the staff.</text:span></text:p>
        </text:list-item>
        <text:list-item>
          <text:p text:style-name="P91">Username → <text:span text:style-name="T37">The personal username of the staff, for login purposes.</text:span></text:p>
        </text:list-item>
        <text:list-item>
          <text:p text:style-name="P92">PasswordHash → <text:span text:style-name="T54">The password of the staff, hashed.</text:span></text:p>
        </text:list-item>
        <text:list-item>
          <text:p text:style-name="P93"><text:span text:style-name="T42">Role</text:span><text:span text:style-name="T55">Id → </text:span><text:span text:style-name="T56">Specifies the role of the staff in the company. </text:span><text:span text:style-name="T57">(Staff or Senior Staff)</text:span></text:p>
        </text:list-item>
        <text:list-item>
          <text:p text:style-name="P94">Status → <text:span text:style-name="T58">Indicates if the staff is still active in the company or deactivated.</text:span></text:p>
        </text:list-item>
        <text:list-item>
          <text:p text:style-name="P95">DateCreated → <text:span text:style-name="T59">The date on which the staff was added to the system.</text:span></text:p>
        </text:list-item>
        <text:list-item>
          <text:p text:style-name="P95">LastLoginDate → <text:span text:style-name="T60">The date on which the staff last logged in.</text:span></text:p>
        </text:list-item>
        <text:list-item>
          <text:p text:style-name="P96"><text:span text:style-name="T61">Permission</text:span><text:span text:style-name="T62">s → </text:span><text:span text:style-name="T63">The privileges that the staff is given in the system. </text:span></text:p>
        </text:list-item>
      </text:list>
      <text:p text:style-name="P97"/>
      <text:p text:style-name="P98">3.3 <text:span text:style-name="T10">Supplier</text:span></text:p>
      <text:list xml:id="list2662660112" text:style-name="L12">
        <text:list-header>
          <text:p text:style-name="P99"/>
        </text:list-header>
        <text:list-item>
          <text:p text:style-name="P100">Id → <text:span text:style-name="T64">A unique ID for the supplier.</text:span></text:p>
        </text:list-item>
        <text:list-item>
          <text:p text:style-name="P100"><text:span text:style-name="T65">Supplier</text:span>Name → <text:span text:style-name="T66">The name of the supplier.</text:span></text:p>
        </text:list-item>
        <text:list-item>
          <text:p text:style-name="P100">ContactPerson<text:span text:style-name="T67">Name → </text:span><text:span text:style-name="T66">The name of the person they interact with.</text:span></text:p>
        </text:list-item>
        <text:list-item>
          <text:p text:style-name="P101">ContactPersonEmail → <text:span text:style-name="T68">The email of the person they interact with.</text:span></text:p>
        </text:list-item>
        <text:list-item>
          <text:p text:style-name="P101">ContactPersonPhone → <text:span text:style-name="T68">The phone number of the person they interact with.</text:span></text:p>
        </text:list-item>
        <text:list-item>
          <text:p text:style-name="P102">ContactPersonRole → <text:span text:style-name="T68">The role of the person they interact with.</text:span></text:p>
        </text:list-item>
        <text:list-item>
          <text:p text:style-name="P103">Address → <text:span text:style-name="T69">The physical address of the supplier.</text:span></text:p>
        </text:list-item>
        <text:list-item>
          <text:p text:style-name="P104">Phon<text:span text:style-name="T70">e → </text:span><text:span text:style-name="T69">The phone number of the supplier.</text:span></text:p>
        </text:list-item>
        <text:list-item>
          <text:p text:style-name="P104">Email → <text:span text:style-name="T69">The email of the supplier.</text:span></text:p>
        </text:list-item>
        <text:list-item>
          <text:p text:style-name="P104">Website → <text:span text:style-name="T69">The URL of the supplier’s website.</text:span></text:p>
        </text:list-item>
        <text:list-item>
          <text:p text:style-name="P105">IsActive → <text:span text:style-name="T71">Indicates whether the supplier is still active or deactivated.</text:span></text:p>
        </text:list-item>
        <text:list-item>
          <text:p text:style-name="P105">DateCreated → <text:span text:style-name="T72">The date on which the supplier was added to the system.</text:span></text:p>
        </text:list-item>
      </text:list>
      <text:p text:style-name="P106"/>
      <text:p text:style-name="P107">3.4 <text:span text:style-name="T10">StockTransaction</text:span></text:p>
      <text:p text:style-name="P108"/>
      <text:list text:style-name="L13">
        <text:list-item>
          <text:p text:style-name="P109">TransactionId → <text:span text:style-name="T73">A unique ID for each stock transaction.</text:span></text:p>
        </text:list-item>
        <text:list-item>
          <text:p text:style-name="P110">ProductId →<text:span text:style-name="T74">Identifies which product the stock change applies to.</text:span></text:p>
        </text:list-item>
        <text:list-item>
          <text:p text:style-name="P111">UserId → Identifies the admin or staff who performed the action.</text:p>
        </text:list-item>
        <text:list-item>
          <text:p text:style-name="P112">Date → The exact timestamp the transaction occurred.</text:p>
        </text:list-item>
        <text:list-item>
          <text:p text:style-name="P113"><text:soft-page-break/>QuantityChange → The amount by which stock changed.</text:p>
        </text:list-item>
        <text:list-item>
          <text:p text:style-name="P114">Reason<text:span text:style-name="T75">TypeId</text:span> → <text:span text:style-name="T76">Provides clarity on the nature of the transaction.</text:span></text:p>
        </text:list-item>
        <text:list-item>
          <text:p text:style-name="P115">PreviousStock → The stock quantity before this transaction was applied.</text:p>
        </text:list-item>
        <text:list-item>
          <text:p text:style-name="P116">NewStock → The stock quantity after the transaction was applied.</text:p>
        </text:list-item>
      </text:list>
      <text:p text:style-name="P106"/>
      <text:p text:style-name="P117">3.5 <text:span text:style-name="T10">PurchaseOrder</text:span><text:span text:style-name="T77"/></text:p>
      <text:p text:style-name="P118"><text:span text:style-name="T78"/></text:p>
      <text:list text:style-name="L14">
        <text:list-item>
          <text:p text:style-name="P119">PurchaseOrderId → Unique ID for each purchase order.</text:p>
        </text:list-item>
        <text:list-item>
          <text:p text:style-name="P120">SupplierId → Identifies the supplier to which the PO is sent.</text:p>
        </text:list-item>
        <text:list-item>
          <text:p text:style-name="P121">OrderDate → Date the PO was created.</text:p>
        </text:list-item>
        <text:list-item>
          <text:p text:style-name="P122">ExpectedDeliveryDate → Estimated date the supplier will deliver the goods.</text:p>
        </text:list-item>
        <text:list-item>
          <text:p text:style-name="P123">Status → Tracks where the PO is in the process (Pending/Approved/Sent/Partially Received/Completed/Canceled).</text:p>
        </text:list-item>
        <text:list-item>
          <text:p text:style-name="P124">Notes → Internal comments or instructions.</text:p>
        </text:list-item>
        <text:list-item>
          <text:p text:style-name="P125">AutoGenerated → It helps analytics and traceability (true, if PO was generated by the forecast engine or false, if created manually by the admin).</text:p>
        </text:list-item>
      </text:list>
      <text:p text:style-name="P126"/>
      <text:p text:style-name="P127">3.6 <text:span text:style-name="T79">PurchaseOrderItem</text:span></text:p>
      <text:p text:style-name="P128"/>
      <text:list text:style-name="L15">
        <text:list-item>
          <text:p text:style-name="P129">PurchaseOrderItemId <text:s/>→ <text:span text:style-name="T80">Unique ID for the PO line item.</text:span></text:p>
        </text:list-item>
        <text:list-item>
          <text:p text:style-name="P130">ProductId → Identifies which purchase order this item belongs to.</text:p>
        </text:list-item>
        <text:list-item>
          <text:p text:style-name="P131">QuantityOrdered → Quantity requested from the supplier.</text:p>
        </text:list-item>
        <text:list-item>
          <text:p text:style-name="P132">UnitCost → Cost of a single unit at the time the PO was created.</text:p>
        </text:list-item>
        <text:list-item>
          <text:p text:style-name="P133">TotalCost → StoredValue = QuantityOrdered * UnitCost.</text:p>
        </text:list-item>
        <text:list-item>
          <text:p text:style-name="P134">QuantityReceived → Tracks how much of this item has actually been delivered by the supplier.</text:p>
        </text:list-item>
        <text:list-item>
          <text:p text:style-name="P135">ReceivedDate → <text:span text:style-name="T81">The date on which the item was fully received.</text:span></text:p>
        </text:list-item>
        <text:list-item>
          <text:p text:style-name="P136">PurchaseOrderId → Links the item to the purchase order.</text:p>
        </text:list-item>
      </text:list>
      <text:p text:style-name="P137"/>
      <text:p text:style-name="P138">3.7 <text:span text:style-name="T82">Forecast</text:span><text:span text:style-name="T83"> </text:span><text:span text:style-name="T84">(</text:span><text:span text:style-name="T85">generated on demand</text:span><text:span text:style-name="T84">)</text:span></text:p>
      <text:p text:style-name="P139"/>
      <text:list text:style-name="L16">
        <text:list-item>
          <text:p text:style-name="P140">ForecastId → Identifies the forecast.</text:p>
        </text:list-item>
        <text:list-item>
          <text:p text:style-name="P141">ProductId → The product the forecast is for.</text:p>
        </text:list-item>
        <text:list-item>
          <text:p text:style-name="P142">ForecastDate → Date for which the prediction applies.</text:p>
        </text:list-item>
        <text:list-item>
          <text:p text:style-name="P143">ForecastedQuantity → How many units are expected to be needed/sold/used on that date.</text:p>
        </text:list-item>
        <text:list-item>
          <text:p text:style-name="P144"><text:soft-page-break/>GeneratedOn → Timestamp when the forecast was calculated.</text:p>
        </text:list-item>
        <text:list-item>
          <text:p text:style-name="P145">MethodUsed → Indicates the forecasting algorithm used.</text:p>
        </text:list-item>
      </text:list>
      <text:p text:style-name="P146"/>
      <text:p text:style-name="P147">3.8 <text:span text:style-name="T86">Report</text:span><text:span text:style-name="T87"> </text:span><text:span text:style-name="T84">(</text:span><text:span text:style-name="T85">generated on demand</text:span><text:span text:style-name="T84">)</text:span></text:p>
      <text:p text:style-name="P148"/>
      <text:list text:style-name="L17">
        <text:list-item>
          <text:p text:style-name="P149">ReportId → An identifier for the report.</text:p>
        </text:list-item>
        <text:list-item>
          <text:p text:style-name="P150">ReportType → <text:span text:style-name="T88">StockValuation/Shrinkage/Forecast/FastMoving/MonthlyUsage.</text:span></text:p>
        </text:list-item>
        <text:list-item>
          <text:p text:style-name="P151">Generate<text:span text:style-name="T89">d</text:span>On → Timestamp when the report was generated.</text:p>
        </text:list-item>
        <text:list-item>
          <text:p text:style-name="P152">GeneratedByUserId → The ID of the user who generated the report.</text:p>
        </text:list-item>
        <text:list-item>
          <text:p text:style-name="P153">PeriodStart → The <text:span text:style-name="T90">start of the </text:span>period for which the report was generated.</text:p>
        </text:list-item>
        <text:list-item>
          <text:p text:style-name="P154">PeriodEnd → The end of the period for which the report was generated.</text:p>
        </text:list-item>
        <text:list-item>
          <text:p text:style-name="P155">Data (JSON) → <text:span text:style-name="T91">The report result stored as JSON.</text:span></text:p>
        </text:list-item>
      </text:list>
      <text:p text:style-name="P156"/>
      <text:p text:style-name="P157">3.9 <text:span text:style-name="T10">Product</text:span></text:p>
      <text:p text:style-name="P157"/>
      <text:list text:style-name="L18">
        <text:list-item>
          <text:p text:style-name="P158">SKU → <text:span text:style-name="T92">A unique ID for the product.</text:span></text:p>
        </text:list-item>
        <text:list-item>
          <text:p text:style-name="P158">Name → <text:span text:style-name="T92">The name of the product.</text:span></text:p>
        </text:list-item>
        <text:list-item>
          <text:p text:style-name="P158">Description → <text:span text:style-name="T92">A </text:span><text:span text:style-name="T93">text describing the product.</text:span></text:p>
        </text:list-item>
        <text:list-item>
          <text:p text:style-name="P159"><text:span text:style-name="T94">Supplier</text:span><text:span text:style-name="T95">Id → </text:span><text:span text:style-name="T96">Links the product to its default supplier.</text:span></text:p>
        </text:list-item>
        <text:list-item>
          <text:p text:style-name="P158">Unit Price → <text:span text:style-name="T97">The selling price of the product.</text:span></text:p>
        </text:list-item>
        <text:list-item>
          <text:p text:style-name="P158">Cost Price → <text:span text:style-name="T98">The price the business pays the supplier for one unit.</text:span></text:p>
        </text:list-item>
        <text:list-item>
          <text:p text:style-name="P158">Minimum Stock Level → <text:span text:style-name="T99">The threshold below which the product becomes “low stock”.</text:span></text:p>
        </text:list-item>
        <text:list-item>
          <text:p text:style-name="P158">Current Stock → <text:span text:style-name="T100">The real time quantity available.</text:span></text:p>
        </text:list-item>
        <text:list-item>
          <text:p text:style-name="P158">Reorder Quantity → <text:span text:style-name="T101">The default quantity to order when stock is low.</text:span></text:p>
        </text:list-item>
        <text:list-item>
          <text:p text:style-name="P160">Category → <text:span text:style-name="T102">Allows grouping of products.</text:span></text:p>
        </text:list-item>
        <text:list-item>
          <text:p text:style-name="P161">UnitMeasurement → <text:span text:style-name="T103">The si</text:span><text:span text:style-name="T104">ze</text:span><text:span text:style-name="T103"> of the product.</text:span></text:p>
        </text:list-item>
        <text:list-item>
          <text:p text:style-name="P162">IsActive → Indicates if the product is available, to avoid deleting stock history.</text:p>
        </text:list-item>
        <text:list-item>
          <text:p text:style-name="P163">DateCreated → For audits and tracking when the product was added.</text:p>
        </text:list-item>
        <text:list-item>
          <text:p text:style-name="P164">LastUpdated → Tracks when product details were last changed.</text:p>
        </text:list-item>
        <text:list-item>
          <text:p text:style-name="P165">Barcode → <text:span text:style-name="T105">A numeric or alphanumeric code printed under the barcode symbol.</text:span></text:p>
        </text:list-item>
      </text:list>
      <text:p text:style-name="P166"/>
      <text:p text:style-name="P167"><text:span text:style-name="T106">3</text:span>.<text:span text:style-name="T106">1</text:span>0 <text:span text:style-name="T10">Permission</text:span></text:p>
      <text:list text:continue-list="list2662660112" text:style-name="L12">
        <text:list-header>
          <text:p text:style-name="P168"><text:soft-page-break/></text:p>
        </text:list-header>
        <text:list-item>
          <text:p text:style-name="P169">Id → <text:span text:style-name="T107">A unique ID for the permission.</text:span></text:p>
        </text:list-item>
        <text:list-item>
          <text:p text:style-name="P169">Name → <text:span text:style-name="T107">The name of the permission.</text:span></text:p>
        </text:list-item>
        <text:list-item>
          <text:p text:style-name="P169">Description → <text:span text:style-name="T108">A text describing the permission.</text:span></text:p>
        </text:list-item>
      </text:list>
      <text:p text:style-name="P170"/>
      <text:p text:style-name="P171"><text:span text:style-name="T106">3</text:span>.1<text:span text:style-name="T106">1</text:span> <text:span text:style-name="T10">Role</text:span></text:p>
      <text:p text:style-name="P172"/>
      <text:list text:style-name="L19">
        <text:list-item>
          <text:p text:style-name="P173">Id → <text:span text:style-name="T109">An identifier for the </text:span><text:span text:style-name="T110">role</text:span><text:span text:style-name="T109">. </text:span></text:p>
        </text:list-item>
        <text:list-item>
          <text:p text:style-name="P173">Name → <text:span text:style-name="T110">The name of the role.</text:span></text:p>
        </text:list-item>
      </text:list>
      <text:p text:style-name="P174"/>
      <text:p text:style-name="P175"><text:span text:style-name="T106">3</text:span>.<text:span text:style-name="T106">1</text:span>2 <text:span text:style-name="T10">RolePermission</text:span></text:p>
      <text:p text:style-name="P174"/>
      <text:list text:style-name="L20">
        <text:list-item>
          <text:p text:style-name="P176">RoleId → <text:span text:style-name="T111">Links the entity to a role.</text:span></text:p>
        </text:list-item>
        <text:list-item>
          <text:p text:style-name="P176">PermissionId → <text:span text:style-name="T112">Links the entity to a permission.</text:span></text:p>
        </text:list-item>
      </text:list>
      <text:p text:style-name="P177"/>
      <text:p text:style-name="P178">3.13 <text:span text:style-name="T10">ReasonType</text:span><text:span text:style-name="T77"/></text:p>
      <text:p text:style-name="P179"><text:span text:style-name="T78"/></text:p>
      <text:list text:style-name="L21">
        <text:list-item>
          <text:p text:style-name="P180">Id → A unique ID for the reason type.</text:p>
        </text:list-item>
        <text:list-item>
          <text:p text:style-name="P180">Reason → (Received/Issued/Adjusted/Damaged/Returned)</text:p>
        </text:list-item>
      </text:list>
      <text:p text:style-name="P181"/>
      <text:p text:style-name="P182">____________________________________________________________</text:p>
      <text:p text:style-name="P183">4. Permission Types</text:p>
      <text:p text:style-name="P182"/>
      <text:p text:style-name="P184">4.1 <text:span text:style-name="T10">User Management</text:span></text:p>
      <text:p text:style-name="P184"><text:span text:style-name="T78"/></text:p>
      <text:list text:style-name="L22">
        <text:list-item>
          <text:p text:style-name="P185">C<text:span text:style-name="T113">reate</text:span>U<text:span text:style-name="T113">ser</text:span></text:p>
        </text:list-item>
        <text:list-item>
          <text:p text:style-name="P185">E<text:span text:style-name="T113">dit</text:span>U<text:span text:style-name="T113">ser</text:span></text:p>
        </text:list-item>
        <text:list-item>
          <text:p text:style-name="P185">D<text:span text:style-name="T113">eactivate</text:span>U<text:span text:style-name="T113">ser</text:span></text:p>
        </text:list-item>
        <text:list-item>
          <text:p text:style-name="P185">V<text:span text:style-name="T114">iew</text:span>U<text:span text:style-name="T114">sers</text:span></text:p>
        </text:list-item>
      </text:list>
      <text:p text:style-name="P186"/>
      <text:p text:style-name="P187">4.2 <text:span text:style-name="T10">Product Management</text:span></text:p>
      <text:p text:style-name="P187"><text:span text:style-name="T78"/></text:p>
      <text:list text:style-name="L23">
        <text:list-item>
          <text:p text:style-name="P188">A<text:span text:style-name="T115">dd</text:span>P<text:span text:style-name="T115">roduct</text:span></text:p>
        </text:list-item>
        <text:list-item>
          <text:p text:style-name="P188">E<text:span text:style-name="T115">dit</text:span>P<text:span text:style-name="T115">roduct</text:span></text:p>
        </text:list-item>
        <text:list-item>
          <text:p text:style-name="P188">D<text:span text:style-name="T116">eactivate</text:span>P<text:span text:style-name="T116">roduct</text:span></text:p>
        </text:list-item>
        <text:list-item>
          <text:p text:style-name="P188">V<text:span text:style-name="T116">iew</text:span>P<text:span text:style-name="T116">roduct</text:span>D<text:span text:style-name="T116">etails</text:span></text:p>
        </text:list-item>
        <text:list-item>
          <text:p text:style-name="P189">ViewProductHistory</text:p>
        </text:list-item>
      </text:list>
      <text:p text:style-name="P190"/>
      <text:p text:style-name="P191"><text:soft-page-break/>4.3 <text:span text:style-name="T10">Supplier Management</text:span></text:p>
      <text:p text:style-name="P191"><text:span text:style-name="T78"/></text:p>
      <text:list text:style-name="L24">
        <text:list-item>
          <text:p text:style-name="P192">AddSupplier</text:p>
        </text:list-item>
        <text:list-item>
          <text:p text:style-name="P192">EditSupplier</text:p>
        </text:list-item>
        <text:list-item>
          <text:p text:style-name="P192">DeactivateSupplier</text:p>
        </text:list-item>
        <text:list-item>
          <text:p text:style-name="P192">ViewSupplierDetails</text:p>
        </text:list-item>
      </text:list>
      <text:p text:style-name="P193"/>
      <text:p text:style-name="P194">4.4 <text:span text:style-name="T10">Stock Management</text:span></text:p>
      <text:p text:style-name="P194"><text:span text:style-name="T78"/></text:p>
      <text:list text:style-name="L25">
        <text:list-item>
          <text:p text:style-name="P195">Record<text:span text:style-name="T117">Incoming</text:span>Stock</text:p>
        </text:list-item>
        <text:list-item>
          <text:p text:style-name="P196">Record<text:span text:style-name="T118">Outgoing</text:span>Stock</text:p>
        </text:list-item>
        <text:list-item>
          <text:p text:style-name="P197">RecordAdjustment</text:p>
        </text:list-item>
        <text:list-item>
          <text:p text:style-name="P198">ViewStockLevels</text:p>
        </text:list-item>
      </text:list>
      <text:p text:style-name="P199"/>
      <text:p text:style-name="P200">4.5 <text:span text:style-name="T10">Forecasting</text:span></text:p>
      <text:p text:style-name="P200"><text:span text:style-name="T119"/></text:p>
      <text:list text:style-name="L26">
        <text:list-item>
          <text:p text:style-name="P201">ViewForecast</text:p>
        </text:list-item>
        <text:list-item>
          <text:p text:style-name="P201">ViewForecastAlerts</text:p>
        </text:list-item>
        <text:list-item>
          <text:p text:style-name="P202">RefreshForecasts</text:p>
        </text:list-item>
      </text:list>
      <text:p text:style-name="P203"/>
      <text:p text:style-name="P204">4.6 <text:span text:style-name="T120">Procurement Management</text:span></text:p>
      <text:p text:style-name="P205"/>
      <text:list text:style-name="L27">
        <text:list-item>
          <text:p text:style-name="P206">CreatePurchaseOrder</text:p>
        </text:list-item>
        <text:list-item>
          <text:p text:style-name="P206">EditPurchaseOrder</text:p>
        </text:list-item>
        <text:list-item>
          <text:p text:style-name="P206">ViewPurchaseOrder</text:p>
        </text:list-item>
        <text:list-item>
          <text:p text:style-name="P206">ExportPurchaseOrderToPdf</text:p>
        </text:list-item>
        <text:list-item>
          <text:p text:style-name="P206">UpdatePurchaseOrderStatus</text:p>
        </text:list-item>
      </text:list>
      <text:p text:style-name="P204"/>
      <text:p text:style-name="P207">4.7 <text:span text:style-name="T121">Reports</text:span></text:p>
      <text:p text:style-name="P208"/>
      <text:list text:style-name="L28">
        <text:list-item>
          <text:p text:style-name="P209">ViewReports</text:p>
        </text:list-item>
        <text:list-item>
          <text:p text:style-name="P209">ExportReports</text:p>
        </text:list-item>
      </text:list>
      <text:p text:style-name="P210"/>
      <text:p text:style-name="P211">4.8 <text:span text:style-name="T10">Notifications</text:span></text:p>
      <text:p text:style-name="P211"><text:span text:style-name="T78"/></text:p>
      <text:list text:style-name="L29">
        <text:list-item>
          <text:p text:style-name="P212">ViewLowStockAlerts</text:p>
        </text:list-item>
        <text:list-item>
          <text:p text:style-name="P212">ViewStockoutPredictionAlerts</text:p>
        </text:list-item>
        <text:list-item>
          <text:p text:style-name="P212">ViewSlowMovingAlerts</text:p>
        </text:list-item>
      </text:list>
      <text:p text:style-name="P213"/>
      <text:p text:style-name="P214"><text:soft-page-break/>____________________________________________________________</text:p>
      <text:p text:style-name="P215">5. Entity Relationships</text:p>
      <text:p text:style-name="P216"/>
      <text:p text:style-name="P217">5.1 <text:span text:style-name="T122">User</text:span><text:span text:style-name="T123"> </text:span><text:span text:style-name="T124">may perform one or more</text:span><text:span text:style-name="T123"> </text:span><text:span text:style-name="T122">StockTransaction</text:span><text:span text:style-name="T123">s, but a StockTransaction is performed by one User. </text:span><text:span text:style-name="T125">[1:M]</text:span></text:p>
      <text:p text:style-name="P217"/>
      <text:p text:style-name="P218">5.2 <text:span text:style-name="T126">User</text:span><text:span text:style-name="T127"> may create one or more </text:span><text:span text:style-name="T126">PurchaseOrder</text:span><text:span text:style-name="T127">(s), </text:span><text:span text:style-name="T128">but a PurchaseOrder is created by one User. </text:span><text:span text:style-name="T129">[1:M</text:span><text:span text:style-name="T130">]</text:span></text:p>
      <text:p text:style-name="P218"/>
      <text:p text:style-name="P219">5.3 <text:span text:style-name="T131">Supplier</text:span><text:span text:style-name="T132"> may supply one or more </text:span><text:span text:style-name="T131">Product</text:span><text:span text:style-name="T132">(s), </text:span><text:span text:style-name="T133">but a Product is supplied by only one Supplier. </text:span><text:span text:style-name="T134">[1:M]</text:span></text:p>
      <text:p text:style-name="P219"/>
      <text:p text:style-name="P220">5.4 <text:span text:style-name="T135">Supplier</text:span><text:span text:style-name="T136"> may receive one or more </text:span><text:span text:style-name="T135">PurchaseOrder</text:span><text:span text:style-name="T136">(s), </text:span><text:span text:style-name="T137">but a PurchaseOrder may be sent to only one Supplier. </text:span><text:span text:style-name="T138">[1:M]</text:span></text:p>
      <text:p text:style-name="P220"/>
      <text:p text:style-name="P221">5.5 <text:span text:style-name="T139">Product</text:span><text:span text:style-name="T140"> may appear in one or more </text:span><text:span text:style-name="T139">StockTransaction</text:span><text:span text:style-name="T140">(s), </text:span><text:span text:style-name="T141">but a StockTransaction belong</text:span><text:span text:style-name="T142">s</text:span><text:span text:style-name="T141"> to one Product. </text:span><text:span text:style-name="T143">[1:M]</text:span></text:p>
      <text:p text:style-name="P221"/>
      <text:p text:style-name="P222">5.6 <text:span text:style-name="T144">Product</text:span><text:span text:style-name="T145"> may appear in one or more </text:span><text:span text:style-name="T144">PurchaseOrderItem</text:span><text:span text:style-name="T145">(s), but a PurchaseOrderItem belongs to one Product. </text:span><text:span text:style-name="T146">[1:M]</text:span></text:p>
      <text:p text:style-name="P222"/>
      <text:p text:style-name="P223">5.7 <text:span text:style-name="T147">PurchaseOrder</text:span> may contain one or more <text:span text:style-name="T147">PurchaseOrderItem</text:span>(s), but a PurchaseOrderItem belongs to one PurchaseOrder. [1:M]</text:p>
      <text:p text:style-name="P223"/>
      <text:p text:style-name="P224">5.8 <text:span text:style-name="T148">User</text:span><text:span text:style-name="T149"> may have one or more </text:span><text:span text:style-name="T148">Permission</text:span><text:span text:style-name="T149">(s), </text:span><text:span text:style-name="T150">and a Permission may be granted to one or more User(s). </text:span><text:span text:style-name="T151">[M:N]</text:span></text:p>
      <text:p text:style-name="P225"/>
      <text:p text:style-name="P213">____________________________________________________________</text:p>
      <text:p text:style-name="P226"><text:span text:style-name="T152">6</text:span>. Permission Assignments</text:p>
      <text:p text:style-name="P227"/>
      <text:p text:style-name="P228"><text:span text:style-name="T153">6</text:span>.1 <text:span text:style-name="T10">Admin</text:span></text:p>
      <text:p text:style-name="P228"><text:span text:style-name="T78"/></text:p>
      <text:list text:style-name="L30">
        <text:list-item>
          <text:p text:style-name="P229">All permissions</text:p>
        </text:list-item>
      </text:list>
      <text:p text:style-name="P230"/>
      <text:p text:style-name="P230"><text:span text:style-name="T153">6</text:span>.2 <text:span text:style-name="T154">Senior Staff</text:span></text:p>
      <text:p text:style-name="P231"/>
      <text:list text:style-name="L31">
        <text:list-item>
          <text:p text:style-name="P232">Stock Permissions</text:p>
        </text:list-item>
        <text:list-item>
          <text:p text:style-name="P233">Forecast Permissions</text:p>
        </text:list-item>
        <text:list-item>
          <text:p text:style-name="P234"><text:span text:style-name="T155">Procurement</text:span> Permission<text:span text:style-name="T156">s</text:span></text:p>
        </text:list-item>
        <text:list-item>
          <text:p text:style-name="P235"><text:soft-page-break/>Notification Permissions</text:p>
        </text:list-item>
        <text:list-item>
          <text:p text:style-name="P236">Reports Permissions</text:p>
        </text:list-item>
        <text:list-item>
          <text:p text:style-name="P237">ViewProductDetails</text:p>
        </text:list-item>
      </text:list>
      <text:p text:style-name="P238"/>
      <text:p text:style-name="P239"><text:span text:style-name="T153">6</text:span>.3 <text:span text:style-name="T10">Standard Staff</text:span></text:p>
      <text:p text:style-name="P239"><text:span text:style-name="T78"/></text:p>
      <text:list text:style-name="L32">
        <text:list-item>
          <text:p text:style-name="P240">RecordOutgoingStock <text:span text:style-name="T157">Permission</text:span></text:p>
        </text:list-item>
        <text:list-item>
          <text:p text:style-name="P241">ViewStockLevels Permission</text:p>
        </text:list-item>
        <text:list-item>
          <text:p text:style-name="P242">ViewForecast Permission</text:p>
        </text:list-item>
        <text:list-item>
          <text:p text:style-name="P243">ViewProductDetails <text:span text:style-name="T158">Permission</text:span></text:p>
        </text:list-item>
      </text:list>
      <text:p text:style-name="P244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5:34:58.068576835</meta:creation-date>
    <meta:generator>LibreOffice/25.8.3.2$Linux_X86_64 LibreOffice_project/580$Build-2</meta:generator>
    <dc:date>2025-12-03T13:23:29.148062196</dc:date>
    <meta:editing-duration>P1DT19H15M18S</meta:editing-duration>
    <meta:editing-cycles>563</meta:editing-cycles>
    <meta:print-date>2025-12-01T09:11:42.338576266</meta:print-date>
    <meta:document-statistic meta:table-count="0" meta:image-count="0" meta:object-count="0" meta:page-count="10" meta:paragraph-count="249" meta:word-count="1606" meta:character-count="9855" meta:non-whitespace-character-count="8682"/>
  </office:meta>
</office:document-meta>
</file>